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e2852" officeooo:paragraph-rsid="000e2852"/>
    </style:style>
    <style:style style:name="P2" style:family="paragraph" style:parent-style-name="Standard">
      <style:text-properties fo:font-weight="normal" officeooo:rsid="000e2852" officeooo:paragraph-rsid="000e2852" style:font-weight-asian="normal" style:font-weight-complex="normal"/>
    </style:style>
    <style:style style:name="P3" style:family="paragraph" style:parent-style-name="Standard">
      <style:text-properties fo:font-weight="normal" officeooo:rsid="00139128" officeooo:paragraph-rsid="00139128" style:font-weight-asian="normal" style:font-weight-complex="normal"/>
    </style:style>
    <style:style style:name="P4" style:family="paragraph" style:parent-style-name="Standard">
      <style:text-properties fo:font-weight="normal" officeooo:rsid="00139ad5" officeooo:paragraph-rsid="00139ad5" style:font-weight-asian="normal" style:font-weight-complex="normal"/>
    </style:style>
    <style:style style:name="P5" style:family="paragraph" style:parent-style-name="Standard">
      <style:text-properties officeooo:rsid="0010a54f" officeooo:paragraph-rsid="0010a54f"/>
    </style:style>
    <style:style style:name="P6" style:family="paragraph" style:parent-style-name="Standard">
      <style:paragraph-properties fo:text-align="center" style:justify-single-word="false"/>
      <style:text-properties officeooo:rsid="0010a54f" officeooo:paragraph-rsid="0010a54f"/>
    </style:style>
    <style:style style:name="P7" style:family="paragraph" style:parent-style-name="Standard">
      <style:text-properties officeooo:rsid="0010a55c" officeooo:paragraph-rsid="0010a55c"/>
    </style:style>
    <style:style style:name="P8" style:family="paragraph" style:parent-style-name="Standard">
      <style:text-properties officeooo:rsid="00112fd5" officeooo:paragraph-rsid="00112fd5"/>
    </style:style>
    <style:style style:name="P9" style:family="paragraph" style:parent-style-name="Standard">
      <style:text-properties officeooo:rsid="00116c3e" officeooo:paragraph-rsid="00116c3e"/>
    </style:style>
    <style:style style:name="P10" style:family="paragraph" style:parent-style-name="Standard">
      <style:paragraph-properties fo:text-align="center" style:justify-single-word="false"/>
      <style:text-properties officeooo:rsid="00116c3e" officeooo:paragraph-rsid="00116c3e"/>
    </style:style>
    <style:style style:name="P11" style:family="paragraph" style:parent-style-name="Standard">
      <style:text-properties officeooo:rsid="0012721d" officeooo:paragraph-rsid="0012721d"/>
    </style:style>
    <style:style style:name="P12" style:family="paragraph" style:parent-style-name="Standard">
      <style:text-properties fo:font-weight="bold" officeooo:rsid="00139128" officeooo:paragraph-rsid="00139128" style:font-weight-asian="bold" style:font-weight-complex="bold"/>
    </style:style>
    <style:style style:name="P13" style:family="paragraph" style:parent-style-name="Standard">
      <style:text-properties fo:font-weight="bold" officeooo:rsid="00139ad5" officeooo:paragraph-rsid="00139ad5" style:font-weight-asian="bold" style:font-weight-complex="bold"/>
    </style:style>
    <style:style style:name="P14" style:family="paragraph" style:parent-style-name="Standard">
      <style:text-properties officeooo:rsid="0013e7fd" officeooo:paragraph-rsid="0013e7fd"/>
    </style:style>
    <style:style style:name="P15" style:family="paragraph" style:parent-style-name="Standard">
      <style:paragraph-properties fo:text-align="center" style:justify-single-word="false"/>
      <style:text-properties officeooo:rsid="0013e7fd" officeooo:paragraph-rsid="0013e7fd"/>
    </style:style>
    <style:style style:name="P16" style:family="paragraph" style:parent-style-name="Standard">
      <style:text-properties style:text-position="0% 100%" officeooo:rsid="0017ca58" officeooo:paragraph-rsid="0017ca58"/>
    </style:style>
    <style:style style:name="P17" style:family="paragraph" style:parent-style-name="Standard" style:list-style-name="L1">
      <style:text-properties officeooo:rsid="000e2852" officeooo:paragraph-rsid="000e2852"/>
    </style:style>
    <style:style style:name="P18" style:family="paragraph" style:parent-style-name="Standard" style:list-style-name="L2">
      <style:text-properties officeooo:rsid="000e2852" officeooo:paragraph-rsid="000e2852"/>
    </style:style>
    <style:style style:name="P19" style:family="paragraph" style:parent-style-name="Standard" style:list-style-name="L3">
      <style:text-properties officeooo:rsid="000e2852" officeooo:paragraph-rsid="000e2852"/>
    </style:style>
    <style:style style:name="P20" style:family="paragraph" style:parent-style-name="Standard" style:list-style-name="L4">
      <style:text-properties officeooo:rsid="000e2852" officeooo:paragraph-rsid="000e2852"/>
    </style:style>
    <style:style style:name="P21" style:family="paragraph" style:parent-style-name="Standard" style:list-style-name="L5">
      <style:text-properties officeooo:rsid="000e2852" officeooo:paragraph-rsid="000e2852"/>
    </style:style>
    <style:style style:name="P22" style:family="paragraph" style:parent-style-name="Standard" style:list-style-name="L8">
      <style:text-properties officeooo:rsid="000e2852" officeooo:paragraph-rsid="000e2852"/>
    </style:style>
    <style:style style:name="P23" style:family="paragraph" style:parent-style-name="Standard" style:list-style-name="L5">
      <style:text-properties fo:font-weight="normal" officeooo:rsid="000e2852" officeooo:paragraph-rsid="000e2852" style:font-weight-asian="normal" style:font-weight-complex="normal"/>
    </style:style>
    <style:style style:name="P24" style:family="paragraph" style:parent-style-name="Standard" style:list-style-name="L6">
      <style:text-properties fo:font-weight="normal" officeooo:rsid="000e2852" officeooo:paragraph-rsid="000e2852" style:font-weight-asian="normal" style:font-weight-complex="normal"/>
    </style:style>
    <style:style style:name="P25" style:family="paragraph" style:parent-style-name="Standard" style:list-style-name="L7">
      <style:text-properties fo:font-weight="normal" officeooo:rsid="000e2852" officeooo:paragraph-rsid="000e2852" style:font-weight-asian="normal" style:font-weight-complex="normal"/>
    </style:style>
    <style:style style:name="P26" style:family="paragraph" style:parent-style-name="Standard" style:list-style-name="L35">
      <style:text-properties fo:font-weight="normal" officeooo:rsid="00139128" officeooo:paragraph-rsid="00139128" style:font-weight-asian="normal" style:font-weight-complex="normal"/>
    </style:style>
    <style:style style:name="P27" style:family="paragraph" style:parent-style-name="Standard">
      <style:text-properties fo:font-weight="normal" officeooo:rsid="00139128" officeooo:paragraph-rsid="00139128" style:font-weight-asian="normal" style:font-weight-complex="normal"/>
    </style:style>
    <style:style style:name="P28" style:family="paragraph" style:parent-style-name="Standard" style:list-style-name="L36">
      <style:text-properties fo:font-weight="normal" officeooo:rsid="00139128" officeooo:paragraph-rsid="00139128" style:font-weight-asian="normal" style:font-weight-complex="normal"/>
    </style:style>
    <style:style style:name="P29" style:family="paragraph" style:parent-style-name="Standard" style:list-style-name="L38">
      <style:text-properties fo:font-weight="normal" officeooo:rsid="00139ad5" officeooo:paragraph-rsid="00139ad5" style:font-weight-asian="normal" style:font-weight-complex="normal"/>
    </style:style>
    <style:style style:name="P30" style:family="paragraph" style:parent-style-name="Standard" style:list-style-name="L39">
      <style:text-properties fo:font-weight="normal" officeooo:rsid="00139ad5" officeooo:paragraph-rsid="00139ad5" style:font-weight-asian="normal" style:font-weight-complex="normal"/>
    </style:style>
    <style:style style:name="P31" style:family="paragraph" style:parent-style-name="Standard" style:list-style-name="L8">
      <style:text-properties officeooo:rsid="0010183c" officeooo:paragraph-rsid="0010183c"/>
    </style:style>
    <style:style style:name="P32" style:family="paragraph" style:parent-style-name="Standard" style:list-style-name="L9">
      <style:text-properties officeooo:rsid="0010183c" officeooo:paragraph-rsid="0010183c"/>
    </style:style>
    <style:style style:name="P33" style:family="paragraph" style:parent-style-name="Standard">
      <style:text-properties fo:font-style="normal" officeooo:rsid="0010183c" officeooo:paragraph-rsid="0010183c" style:font-style-asian="normal" style:font-style-complex="normal"/>
    </style:style>
    <style:style style:name="P34" style:family="paragraph" style:parent-style-name="Standard" style:list-style-name="L9">
      <style:text-properties fo:font-style="normal" officeooo:rsid="0010183c" officeooo:paragraph-rsid="0010183c" style:font-style-asian="normal" style:font-style-complex="normal"/>
    </style:style>
    <style:style style:name="P35" style:family="paragraph" style:parent-style-name="Standard" style:list-style-name="L10">
      <style:text-properties fo:font-style="normal" officeooo:rsid="0010183c" officeooo:paragraph-rsid="0010183c" style:font-style-asian="normal" style:font-style-complex="normal"/>
    </style:style>
    <style:style style:name="P36" style:family="paragraph" style:parent-style-name="Standard" style:list-style-name="L12">
      <style:text-properties fo:font-style="normal" officeooo:rsid="0010183c" officeooo:paragraph-rsid="0010183c" style:font-style-asian="normal" style:font-style-complex="normal"/>
    </style:style>
    <style:style style:name="P37" style:family="paragraph" style:parent-style-name="Standard" style:list-style-name="L13">
      <style:text-properties fo:font-style="normal" officeooo:rsid="0010183c" officeooo:paragraph-rsid="0010183c" style:font-style-asian="normal" style:font-style-complex="normal"/>
    </style:style>
    <style:style style:name="P38" style:family="paragraph" style:parent-style-name="Standard">
      <style:text-properties fo:font-style="normal" fo:font-weight="bold" officeooo:rsid="00105ed3" officeooo:paragraph-rsid="00105ed3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fo:font-weight="bold" officeooo:rsid="0010183c" officeooo:paragraph-rsid="0010183c" style:font-style-asian="normal" style:font-weight-asian="bold" style:font-style-complex="normal" style:font-weight-complex="bold"/>
    </style:style>
    <style:style style:name="P40" style:family="paragraph" style:parent-style-name="Standard" style:list-style-name="L11">
      <style:text-properties fo:font-style="italic" officeooo:rsid="0010183c" officeooo:paragraph-rsid="0010183c" style:font-style-asian="italic" style:font-style-complex="italic"/>
    </style:style>
    <style:style style:name="P41" style:family="paragraph" style:parent-style-name="Standard" style:list-style-name="L14">
      <style:text-properties fo:font-style="italic" officeooo:rsid="00105ed3" officeooo:paragraph-rsid="00105ed3" style:font-style-asian="italic" style:font-style-complex="italic"/>
    </style:style>
    <style:style style:name="P42" style:family="paragraph" style:parent-style-name="Standard" style:list-style-name="L17">
      <style:text-properties fo:font-style="italic" officeooo:rsid="00105ed3" officeooo:paragraph-rsid="00105ed3" style:font-style-asian="italic" style:font-style-complex="italic"/>
    </style:style>
    <style:style style:name="P43" style:family="paragraph" style:parent-style-name="Standard" style:list-style-name="L17">
      <style:text-properties fo:font-style="italic" officeooo:rsid="0010a54f" officeooo:paragraph-rsid="0010a54f" style:font-style-asian="italic" style:font-style-complex="italic"/>
    </style:style>
    <style:style style:name="P44" style:family="paragraph" style:parent-style-name="Standard">
      <style:text-properties fo:font-style="italic" fo:font-weight="bold" officeooo:rsid="00105ed3" officeooo:paragraph-rsid="0010a54f" style:font-style-asian="italic" style:font-weight-asian="bold" style:font-style-complex="italic" style:font-weight-complex="bold"/>
    </style:style>
    <style:style style:name="P45" style:family="paragraph" style:parent-style-name="Standard">
      <style:text-properties fo:font-style="italic" fo:font-weight="bold" officeooo:rsid="00105ed3" officeooo:paragraph-rsid="00105ed3" style:font-style-asian="italic" style:font-weight-asian="bold" style:font-style-complex="italic" style:font-weight-complex="bold"/>
    </style:style>
    <style:style style:name="P46" style:family="paragraph" style:parent-style-name="Standard">
      <style:text-properties style:text-position="0% 100%" style:font-name="Liberation Serif1" fo:font-style="normal" fo:font-weight="normal" officeooo:rsid="0010183c" officeooo:paragraph-rsid="00105ed3" style:font-style-asian="normal" style:font-weight-asian="normal" style:font-style-complex="normal" style:font-weight-complex="normal"/>
    </style:style>
    <style:style style:name="P47" style:family="paragraph" style:parent-style-name="Standard" style:list-style-name="L15">
      <style:text-properties style:text-position="0% 100%" style:font-name="Liberation Serif1" fo:font-style="normal" fo:font-weight="normal" officeooo:rsid="00105ed3" officeooo:paragraph-rsid="00105ed3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text-position="0% 100%" style:font-name="Liberation Serif1" fo:font-style="normal" fo:font-weight="normal" officeooo:rsid="00105ed3" officeooo:paragraph-rsid="00105ed3" style:font-style-asian="normal" style:font-weight-asian="normal" style:font-style-complex="normal" style:font-weight-complex="normal"/>
    </style:style>
    <style:style style:name="P49" style:family="paragraph" style:parent-style-name="Standard" style:list-style-name="L16">
      <style:text-properties style:text-position="0% 100%" style:font-name="Liberation Serif1" fo:font-style="normal" fo:font-weight="normal" officeooo:rsid="00105ed3" officeooo:paragraph-rsid="00105ed3" style:font-style-asian="normal" style:font-weight-asian="normal" style:font-style-complex="normal" style:font-weight-complex="normal"/>
    </style:style>
    <style:style style:name="P50" style:family="paragraph" style:parent-style-name="Standard" style:list-style-name="L17">
      <style:text-properties style:text-position="0% 100%" style:font-name="Liberation Serif1" fo:font-style="normal" fo:font-weight="normal" officeooo:rsid="00105ed3" officeooo:paragraph-rsid="00105ed3" style:font-style-asian="normal" style:font-weight-asian="normal" style:font-style-complex="normal" style:font-weight-complex="normal"/>
    </style:style>
    <style:style style:name="P51" style:family="paragraph" style:parent-style-name="Standard" style:list-style-name="L18">
      <style:text-properties style:text-position="0% 100%" style:font-name="Liberation Serif1" fo:font-style="normal" fo:font-weight="normal" officeooo:rsid="00105ed3" officeooo:paragraph-rsid="00105ed3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text-position="0% 100%" style:font-name="Liberation Serif1" fo:font-style="normal" fo:font-weight="normal" officeooo:rsid="00105ed3" officeooo:paragraph-rsid="0010a54f" style:font-style-asian="normal" style:font-weight-asian="normal" style:font-style-complex="normal" style:font-weight-complex="normal"/>
    </style:style>
    <style:style style:name="P53" style:family="paragraph" style:parent-style-name="Standard" style:list-style-name="L19">
      <style:text-properties style:text-position="0% 100%" style:font-name="Liberation Serif1" fo:font-style="normal" fo:font-weight="normal" officeooo:rsid="0010a54f" officeooo:paragraph-rsid="0010a54f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text-position="0% 100%" style:font-name="Liberation Serif1" fo:font-style="normal" fo:font-weight="normal" officeooo:rsid="0010a54f" officeooo:paragraph-rsid="0010a54f" style:font-style-asian="normal" style:font-weight-asian="normal" style:font-style-complex="normal" style:font-weight-complex="normal"/>
    </style:style>
    <style:style style:name="P55" style:family="paragraph" style:parent-style-name="Standard" style:list-style-name="L21">
      <style:text-properties style:text-position="0% 100%" style:font-name="Liberation Serif1" fo:font-style="normal" fo:font-weight="normal" officeooo:rsid="0010a54f" officeooo:paragraph-rsid="0010a54f" style:font-style-asian="normal" style:font-weight-asian="normal" style:font-style-complex="normal" style:font-weight-complex="normal"/>
    </style:style>
    <style:style style:name="P56" style:family="paragraph" style:parent-style-name="Standard" style:list-style-name="L20">
      <style:text-properties style:text-position="0% 100%" style:font-name="Liberation Serif1" fo:font-style="normal" fo:font-weight="normal" officeooo:rsid="0012721d" officeooo:paragraph-rsid="0012721d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text-position="0% 100%" style:font-name="Liberation Serif1" fo:font-style="normal" style:text-underline-style="none" fo:font-weight="normal" officeooo:rsid="001646aa" officeooo:paragraph-rsid="001646aa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text-position="0% 100%" style:font-name="Liberation Serif1" fo:font-style="normal" style:text-underline-style="none" fo:font-weight="normal" officeooo:rsid="001646aa" officeooo:paragraph-rsid="001646aa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position="0% 100%" style:font-name="Liberation Serif1" fo:font-style="normal" style:text-underline-style="none" fo:font-weight="normal" officeooo:rsid="001731c4" officeooo:paragraph-rsid="001731c4" style:font-style-asian="normal" style:font-weight-asian="normal" style:font-style-complex="normal" style:font-weight-complex="normal"/>
    </style:style>
    <style:style style:name="P60" style:family="paragraph" style:parent-style-name="Standard" style:list-style-name="L49">
      <style:paragraph-properties fo:text-align="start" style:justify-single-word="false"/>
      <style:text-properties style:text-position="0% 100%" style:font-name="Liberation Serif1" fo:font-style="normal" style:text-underline-style="none" fo:font-weight="normal" officeooo:rsid="001731c4" officeooo:paragraph-rsid="001731c4" style:font-style-asian="normal" style:font-weight-asian="normal" style:font-style-complex="normal" style:font-weight-complex="normal"/>
    </style:style>
    <style:style style:name="P61" style:family="paragraph" style:parent-style-name="Standard" style:list-style-name="L50">
      <style:paragraph-properties fo:text-align="start" style:justify-single-word="false"/>
      <style:text-properties style:text-position="0% 100%" style:font-name="Liberation Serif1" fo:font-style="normal" style:text-underline-style="none" fo:font-weight="normal" officeooo:rsid="0017ca58" officeooo:paragraph-rsid="0017ca58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position="0% 100%" style:font-name="Liberation Serif1" fo:font-style="normal" style:text-underline-style="none" fo:font-weight="normal" officeooo:rsid="0017ca58" officeooo:paragraph-rsid="0017ca58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position="0% 100%" style:font-name="Liberation Serif1" fo:font-style="normal" style:text-underline-style="none" fo:font-weight="bold" officeooo:rsid="0017ca58" officeooo:paragraph-rsid="0017ca58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style:text-position="0% 100%" style:font-name="Liberation Serif1" fo:font-style="normal" style:text-underline-style="none" fo:font-weight="bold" officeooo:rsid="001731c4" officeooo:paragraph-rsid="001731c4" style:font-style-asian="normal" style:font-weight-asian="bold" style:font-style-complex="normal" style:font-weight-complex="bold"/>
    </style:style>
    <style:style style:name="P65" style:family="paragraph" style:parent-style-name="Standard">
      <style:text-properties style:text-position="0% 100%" style:font-name="Liberation Serif1" fo:font-style="normal" style:text-underline-style="none" fo:font-weight="bold" officeooo:rsid="001646aa" officeooo:paragraph-rsid="001646aa" style:font-style-asian="normal" style:font-weight-asian="bold" style:font-style-complex="normal" style:font-weight-complex="bold"/>
    </style:style>
    <style:style style:name="P66" style:family="paragraph" style:parent-style-name="Standard">
      <style:text-properties style:text-position="0% 100%" style:font-name="Liberation Serif1" fo:font-style="normal" fo:font-weight="bold" officeooo:rsid="0010a54f" officeooo:paragraph-rsid="0010a54f" style:font-style-asian="normal" style:font-weight-asian="bold" style:font-style-complex="normal" style:font-weight-complex="bold"/>
    </style:style>
    <style:style style:name="P67" style:family="paragraph" style:parent-style-name="Standard">
      <style:text-properties style:text-position="0% 100%" style:font-name="Liberation Serif1" fo:font-style="normal" fo:font-weight="bold" officeooo:rsid="00105ed3" officeooo:paragraph-rsid="00105ed3" style:font-style-asian="normal" style:font-weight-asian="bold" style:font-style-complex="normal" style:font-weight-complex="bold"/>
    </style:style>
    <style:style style:name="P68" style:family="paragraph" style:parent-style-name="Standard">
      <style:text-properties style:text-position="0% 100%" style:font-name="Liberation Serif1" style:text-underline-style="none" fo:font-weight="normal" officeooo:rsid="001646aa" officeooo:paragraph-rsid="001646aa" style:font-weight-asian="normal" style:font-weight-complex="normal"/>
    </style:style>
    <style:style style:name="P69" style:family="paragraph" style:parent-style-name="Standard" style:list-style-name="L46">
      <style:text-properties style:text-position="0% 100%" style:font-name="Liberation Serif1" style:text-underline-style="none" fo:font-weight="normal" officeooo:rsid="001646aa" officeooo:paragraph-rsid="001646aa" style:font-weight-asian="normal" style:font-weight-complex="normal"/>
    </style:style>
    <style:style style:name="P70" style:family="paragraph" style:parent-style-name="Standard">
      <style:text-properties style:text-position="0% 100%" style:font-name="Liberation Serif1" style:text-underline-style="none" fo:font-weight="bold" officeooo:rsid="001646aa" officeooo:paragraph-rsid="001646aa" style:font-weight-asian="bold" style:font-weight-complex="bold"/>
    </style:style>
    <style:style style:name="P71" style:family="paragraph" style:parent-style-name="Standard">
      <style:text-properties style:text-position="0% 100%" officeooo:rsid="0010a55c" officeooo:paragraph-rsid="0010a54f"/>
    </style:style>
    <style:style style:name="P72" style:family="paragraph" style:parent-style-name="Standard">
      <style:text-properties style:text-position="0% 100%" officeooo:rsid="0010a55c" officeooo:paragraph-rsid="0010a55c"/>
    </style:style>
    <style:style style:name="P73" style:family="paragraph" style:parent-style-name="Standard" style:list-style-name="L25">
      <style:text-properties style:text-position="0% 100%" officeooo:rsid="0010a55c" officeooo:paragraph-rsid="0010a55c"/>
    </style:style>
    <style:style style:name="P74" style:family="paragraph" style:parent-style-name="Standard" style:list-style-name="L26">
      <style:text-properties style:text-position="0% 100%" officeooo:rsid="0010a55c" officeooo:paragraph-rsid="0010a55c"/>
    </style:style>
    <style:style style:name="P75" style:family="paragraph" style:parent-style-name="Standard" style:list-style-name="L27">
      <style:text-properties style:text-position="0% 100%" officeooo:rsid="0010a55c" officeooo:paragraph-rsid="0010a55c"/>
    </style:style>
    <style:style style:name="P76" style:family="paragraph" style:parent-style-name="Standard" style:list-style-name="L28">
      <style:text-properties style:text-position="0% 100%" officeooo:rsid="0010a55c" officeooo:paragraph-rsid="0010a55c"/>
    </style:style>
    <style:style style:name="P77" style:family="paragraph" style:parent-style-name="Standard" style:list-style-name="L29">
      <style:text-properties style:text-position="0% 100%" officeooo:rsid="0010a55c" officeooo:paragraph-rsid="0010a55c"/>
    </style:style>
    <style:style style:name="P78" style:family="paragraph" style:parent-style-name="Standard" style:list-style-name="L51">
      <style:text-properties style:text-position="0% 100%" officeooo:rsid="0017ca58" officeooo:paragraph-rsid="0017ca58"/>
    </style:style>
    <style:style style:name="P79" style:family="paragraph" style:parent-style-name="Standard" style:list-style-name="L54">
      <style:text-properties style:text-position="0% 100%" officeooo:rsid="0017ca58" officeooo:paragraph-rsid="0017ca58"/>
    </style:style>
    <style:style style:name="P80" style:family="paragraph" style:parent-style-name="Standard">
      <style:text-properties style:text-position="0% 100%" style:font-name="Liberation Serif" fo:font-style="normal" style:text-underline-style="none" fo:font-weight="normal" officeooo:rsid="0017ca58" officeooo:paragraph-rsid="0017ca58" style:font-style-asian="normal" style:font-weight-asian="normal" style:font-style-complex="normal" style:font-weight-complex="normal"/>
    </style:style>
    <style:style style:name="P81" style:family="paragraph" style:parent-style-name="Standard" style:list-style-name="L52">
      <style:text-properties style:text-position="0% 100%" style:font-name="Liberation Serif" fo:font-style="normal" style:text-underline-style="none" fo:font-weight="normal" officeooo:rsid="0017ca58" officeooo:paragraph-rsid="0017ca58" style:font-style-asian="normal" style:font-weight-asian="normal" style:font-style-complex="normal" style:font-weight-complex="normal"/>
    </style:style>
    <style:style style:name="P82" style:family="paragraph" style:parent-style-name="Standard" style:list-style-name="L53">
      <style:text-properties style:text-position="0% 100%" style:font-name="Liberation Serif" fo:font-style="normal" style:text-underline-style="none" fo:font-weight="normal" officeooo:rsid="0017ca58" officeooo:paragraph-rsid="0017ca58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style:text-position="0% 100%" style:font-name="Liberation Serif" fo:font-style="normal" style:text-underline-style="none" fo:font-weight="bold" officeooo:rsid="0017ca58" officeooo:paragraph-rsid="0017ca58" style:font-style-asian="normal" style:font-weight-asian="bold" style:font-style-complex="normal" style:font-weight-complex="bold"/>
    </style:style>
    <style:style style:name="P84" style:family="paragraph" style:parent-style-name="Standard">
      <style:text-properties style:text-position="0% 100%" style:font-name="Liberation Serif" style:text-underline-style="none" fo:font-weight="normal" officeooo:rsid="0017ca58" officeooo:paragraph-rsid="0017ca58" style:font-weight-asian="normal" style:font-weight-complex="normal"/>
    </style:style>
    <style:style style:name="P85" style:family="paragraph" style:parent-style-name="Standard">
      <style:text-properties style:text-position="0% 100%" style:font-name="Liberation Serif" style:text-underline-style="none" fo:font-weight="normal" officeooo:rsid="00146a5d" officeooo:paragraph-rsid="00161a4b" style:font-weight-asian="normal" style:font-weight-complex="normal"/>
    </style:style>
    <style:style style:name="P86" style:family="paragraph" style:parent-style-name="Standard">
      <style:text-properties style:text-position="0% 100%" style:font-name="Liberation Serif" style:text-underline-style="none" fo:font-weight="normal" officeooo:rsid="0019a8e5" officeooo:paragraph-rsid="0019a8e5" style:font-weight-asian="normal" style:font-weight-complex="normal"/>
    </style:style>
    <style:style style:name="P87" style:family="paragraph" style:parent-style-name="Standard" style:list-style-name="L55">
      <style:text-properties style:text-position="0% 100%" style:font-name="Liberation Serif" style:text-underline-style="none" fo:font-weight="normal" officeooo:rsid="0019a8e5" officeooo:paragraph-rsid="0019a8e5" style:font-weight-asian="normal" style:font-weight-complex="normal"/>
    </style:style>
    <style:style style:name="P88" style:family="paragraph" style:parent-style-name="Standard" style:list-style-name="L56">
      <style:text-properties style:text-position="0% 100%" style:font-name="Liberation Serif" style:text-underline-style="none" fo:font-weight="normal" officeooo:rsid="0019a8e5" officeooo:paragraph-rsid="0019a8e5" style:font-weight-asian="normal" style:font-weight-complex="normal"/>
    </style:style>
    <style:style style:name="P89" style:family="paragraph" style:parent-style-name="Standard" style:list-style-name="L57">
      <style:text-properties style:text-position="0% 100%" style:font-name="Liberation Serif" style:text-underline-style="none" fo:font-weight="normal" officeooo:rsid="0019a8e5" officeooo:paragraph-rsid="0019a8e5" style:font-weight-asian="normal" style:font-weight-complex="normal"/>
    </style:style>
    <style:style style:name="P90" style:family="paragraph" style:parent-style-name="Standard" style:list-style-name="L58">
      <style:text-properties style:text-position="0% 100%" style:font-name="Liberation Serif" style:text-underline-style="none" fo:font-weight="normal" officeooo:rsid="0019a8e5" officeooo:paragraph-rsid="0019a8e5" style:font-weight-asian="normal" style:font-weight-complex="normal"/>
    </style:style>
    <style:style style:name="P91" style:family="paragraph" style:parent-style-name="Standard" style:list-style-name="L59">
      <style:text-properties style:text-position="0% 100%" style:font-name="Liberation Serif" style:text-underline-style="none" fo:font-weight="normal" officeooo:rsid="0019a8e5" officeooo:paragraph-rsid="0019a8e5" style:font-weight-asian="normal" style:font-weight-complex="normal"/>
    </style:style>
    <style:style style:name="P92" style:family="paragraph" style:parent-style-name="Standard">
      <style:text-properties style:text-position="0% 100%" style:font-name="Liberation Serif" style:text-underline-style="none" fo:font-weight="normal" officeooo:rsid="001a8873" officeooo:paragraph-rsid="001a8873" style:font-weight-asian="normal" style:font-weight-complex="normal"/>
    </style:style>
    <style:style style:name="P93" style:family="paragraph" style:parent-style-name="Standard" style:list-style-name="L58">
      <style:text-properties style:text-position="0% 100%" style:font-name="Liberation Serif" style:text-underline-style="none" fo:font-weight="normal" officeooo:rsid="001a8873" officeooo:paragraph-rsid="001a8873" style:font-weight-asian="normal" style:font-weight-complex="normal"/>
    </style:style>
    <style:style style:name="P94" style:family="paragraph" style:parent-style-name="Standard" style:list-style-name="L59">
      <style:text-properties style:text-position="0% 100%" style:font-name="Liberation Serif" style:text-underline-style="none" fo:font-weight="normal" officeooo:rsid="001a8873" officeooo:paragraph-rsid="001a8873" style:font-weight-asian="normal" style:font-weight-complex="normal"/>
    </style:style>
    <style:style style:name="P95" style:family="paragraph" style:parent-style-name="Standard" style:list-style-name="L62">
      <style:text-properties style:text-position="0% 100%" style:font-name="Liberation Serif" style:text-underline-style="none" fo:font-weight="normal" officeooo:rsid="001a8873" officeooo:paragraph-rsid="001a8873" style:font-weight-asian="normal" style:font-weight-complex="normal"/>
    </style:style>
    <style:style style:name="P96" style:family="paragraph" style:parent-style-name="Standard">
      <style:text-properties style:text-position="0% 100%" style:font-name="Liberation Serif" style:text-underline-style="none" fo:font-weight="normal" officeooo:rsid="001c297d" officeooo:paragraph-rsid="001c297d" style:font-weight-asian="normal" style:font-weight-complex="normal"/>
    </style:style>
    <style:style style:name="P97" style:family="paragraph" style:parent-style-name="Standard" style:list-style-name="L63">
      <style:text-properties style:text-position="0% 100%" style:font-name="Liberation Serif" style:text-underline-style="none" fo:font-weight="normal" officeooo:rsid="001c297d" officeooo:paragraph-rsid="001c297d" style:font-weight-asian="normal" style:font-weight-complex="normal"/>
    </style:style>
    <style:style style:name="P98" style:family="paragraph" style:parent-style-name="Standard" style:list-style-name="L64">
      <style:text-properties style:text-position="0% 100%" style:font-name="Liberation Serif" style:text-underline-style="none" fo:font-weight="normal" officeooo:rsid="001c297d" officeooo:paragraph-rsid="001c297d" style:font-weight-asian="normal" style:font-weight-complex="normal"/>
    </style:style>
    <style:style style:name="P99" style:family="paragraph" style:parent-style-name="Standard" style:list-style-name="L65">
      <style:text-properties style:text-position="0% 100%" style:font-name="Liberation Serif" style:text-underline-style="none" fo:font-weight="normal" officeooo:rsid="001c297d" officeooo:paragraph-rsid="001c297d" style:font-weight-asian="normal" style:font-weight-complex="normal"/>
    </style:style>
    <style:style style:name="P100" style:family="paragraph" style:parent-style-name="Standard" style:list-style-name="L66">
      <style:text-properties style:text-position="0% 100%" style:font-name="Liberation Serif" style:text-underline-style="none" fo:font-weight="normal" officeooo:rsid="001c297d" officeooo:paragraph-rsid="001c297d" style:font-weight-asian="normal" style:font-weight-complex="normal"/>
    </style:style>
    <style:style style:name="P101" style:family="paragraph" style:parent-style-name="Standard" style:list-style-name="L66">
      <style:text-properties style:text-position="0% 100%" style:font-name="Liberation Serif" style:text-underline-style="none" fo:font-weight="normal" officeooo:rsid="001cc1a4" officeooo:paragraph-rsid="001cc1a4" style:font-weight-asian="normal" style:font-weight-complex="normal"/>
    </style:style>
    <style:style style:name="P102" style:family="paragraph" style:parent-style-name="Standard">
      <style:text-properties style:text-position="0% 100%" style:font-name="Liberation Serif" style:text-underline-style="none" fo:font-weight="normal" officeooo:rsid="001cc1a4" officeooo:paragraph-rsid="001cc1a4" style:font-weight-asian="normal" style:font-weight-complex="normal"/>
    </style:style>
    <style:style style:name="P103" style:family="paragraph" style:parent-style-name="Standard" style:list-style-name="L67">
      <style:text-properties style:text-position="0% 100%" style:font-name="Liberation Serif" style:text-underline-style="none" fo:font-weight="normal" officeooo:rsid="001cc1a4" officeooo:paragraph-rsid="001cc1a4" style:font-weight-asian="normal" style:font-weight-complex="normal"/>
    </style:style>
    <style:style style:name="P104" style:family="paragraph" style:parent-style-name="Standard" style:list-style-name="L68">
      <style:text-properties style:text-position="0% 100%" style:font-name="Liberation Serif" style:text-underline-style="none" fo:font-weight="normal" officeooo:rsid="001cc1a4" officeooo:paragraph-rsid="001cc1a4" style:font-weight-asian="normal" style:font-weight-complex="normal"/>
    </style:style>
    <style:style style:name="P105" style:family="paragraph" style:parent-style-name="Standard" style:list-style-name="L70">
      <style:text-properties style:text-position="0% 100%" style:font-name="Liberation Serif" style:text-underline-style="none" fo:font-weight="normal" officeooo:rsid="001ed2a5" officeooo:paragraph-rsid="001ed2a5" style:font-weight-asian="normal" style:font-weight-complex="normal"/>
    </style:style>
    <style:style style:name="P106" style:family="paragraph" style:parent-style-name="Standard">
      <style:text-properties style:text-position="0% 100%" style:font-name="Liberation Serif" style:text-underline-style="none" fo:font-weight="normal" officeooo:rsid="001ed2a5" officeooo:paragraph-rsid="001ed2a5" style:font-weight-asian="normal" style:font-weight-complex="normal"/>
    </style:style>
    <style:style style:name="P107" style:family="paragraph" style:parent-style-name="Standard" style:list-style-name="L71">
      <style:text-properties style:text-position="0% 100%" style:font-name="Liberation Serif" style:text-underline-style="none" fo:font-weight="normal" officeooo:rsid="001ed2a5" officeooo:paragraph-rsid="001ed2a5" style:font-weight-asian="normal" style:font-weight-complex="normal"/>
    </style:style>
    <style:style style:name="P108" style:family="paragraph" style:parent-style-name="Standard" style:list-style-name="L72">
      <style:text-properties style:text-position="0% 100%" style:font-name="Liberation Serif" style:text-underline-style="none" fo:font-weight="normal" officeooo:rsid="001ed2a5" officeooo:paragraph-rsid="001ed2a5" style:font-weight-asian="normal" style:font-weight-complex="normal"/>
    </style:style>
    <style:style style:name="P109" style:family="paragraph" style:parent-style-name="Standard" style:list-style-name="L71">
      <style:text-properties style:text-position="0% 100%" style:font-name="Liberation Serif" style:text-underline-style="none" fo:font-weight="normal" officeooo:rsid="00201974" officeooo:paragraph-rsid="00201974" style:font-weight-asian="normal" style:font-weight-complex="normal"/>
    </style:style>
    <style:style style:name="P110" style:family="paragraph" style:parent-style-name="Standard">
      <style:text-properties style:text-position="0% 100%" style:font-name="Liberation Serif" style:text-underline-style="none" fo:font-weight="normal" officeooo:rsid="00201974" officeooo:paragraph-rsid="00201974" style:font-weight-asian="normal" style:font-weight-complex="normal"/>
    </style:style>
    <style:style style:name="P111" style:family="paragraph" style:parent-style-name="Standard" style:list-style-name="L73">
      <style:text-properties style:text-position="0% 100%" style:font-name="Liberation Serif" style:text-underline-style="none" fo:font-weight="normal" officeooo:rsid="00201974" officeooo:paragraph-rsid="00201974" style:font-weight-asian="normal" style:font-weight-complex="normal"/>
    </style:style>
    <style:style style:name="P112" style:family="paragraph" style:parent-style-name="Standard" style:list-style-name="L74">
      <style:text-properties style:text-position="0% 100%" style:font-name="Liberation Serif" style:text-underline-style="none" fo:font-weight="normal" officeooo:rsid="00201974" officeooo:paragraph-rsid="00201974" style:font-weight-asian="normal" style:font-weight-complex="normal"/>
    </style:style>
    <style:style style:name="P113" style:family="paragraph" style:parent-style-name="Standard">
      <style:text-properties style:text-position="0% 100%" style:font-name="Liberation Serif" style:text-underline-style="none" fo:font-weight="normal" officeooo:rsid="0021d7d7" officeooo:paragraph-rsid="0021d7d7" style:font-weight-asian="normal" style:font-weight-complex="normal"/>
    </style:style>
    <style:style style:name="P114" style:family="paragraph" style:parent-style-name="Standard" style:list-style-name="L75">
      <style:text-properties style:text-position="0% 100%" style:font-name="Liberation Serif" style:text-underline-style="none" fo:font-weight="normal" officeooo:rsid="0021d7d7" officeooo:paragraph-rsid="0021d7d7" style:font-weight-asian="normal" style:font-weight-complex="normal"/>
    </style:style>
    <style:style style:name="P115" style:family="paragraph" style:parent-style-name="Standard" style:list-style-name="L76">
      <style:text-properties style:text-position="0% 100%" style:font-name="Liberation Serif" style:text-underline-style="none" fo:font-weight="normal" officeooo:rsid="0021d7d7" officeooo:paragraph-rsid="0021d7d7" style:font-weight-asian="normal" style:font-weight-complex="normal"/>
    </style:style>
    <style:style style:name="P116" style:family="paragraph" style:parent-style-name="Standard" style:list-style-name="L77">
      <style:text-properties style:text-position="0% 100%" style:font-name="Liberation Serif" style:text-underline-style="none" fo:font-weight="normal" officeooo:rsid="0021d7d7" officeooo:paragraph-rsid="0021d7d7" style:font-weight-asian="normal" style:font-weight-complex="normal"/>
    </style:style>
    <style:style style:name="P117" style:family="paragraph" style:parent-style-name="Standard" style:list-style-name="L78">
      <style:text-properties style:text-position="0% 100%" style:font-name="Liberation Serif" style:text-underline-style="none" fo:font-weight="normal" officeooo:rsid="0021d7d7" officeooo:paragraph-rsid="0021d7d7" style:font-weight-asian="normal" style:font-weight-complex="normal"/>
    </style:style>
    <style:style style:name="P118" style:family="paragraph" style:parent-style-name="Standard" style:list-style-name="L79">
      <style:text-properties style:text-position="0% 100%" style:font-name="Liberation Serif" style:text-underline-style="none" fo:font-weight="normal" officeooo:rsid="0021e30c" officeooo:paragraph-rsid="0021d7d7" style:font-weight-asian="normal" style:font-weight-complex="normal"/>
    </style:style>
    <style:style style:name="P119" style:family="paragraph" style:parent-style-name="Standard" style:list-style-name="L79">
      <style:text-properties style:text-position="0% 100%" style:font-name="Liberation Serif" style:text-underline-style="none" fo:font-weight="normal" officeooo:rsid="0021e30c" officeooo:paragraph-rsid="0021e30c" style:font-weight-asian="normal" style:font-weight-complex="normal"/>
    </style:style>
    <style:style style:name="P120" style:family="paragraph" style:parent-style-name="Standard">
      <style:text-properties style:text-position="0% 100%" style:font-name="Liberation Serif" style:text-underline-style="none" fo:font-weight="normal" officeooo:rsid="0021e30c" officeooo:paragraph-rsid="0021e30c" style:font-weight-asian="normal" style:font-weight-complex="normal"/>
    </style:style>
    <style:style style:name="P121" style:family="paragraph" style:parent-style-name="Standard" style:list-style-name="L80">
      <style:text-properties style:text-position="0% 100%" style:font-name="Liberation Serif" style:text-underline-style="none" fo:font-weight="normal" officeooo:rsid="0021e30c" officeooo:paragraph-rsid="0021e30c" style:font-weight-asian="normal" style:font-weight-complex="normal"/>
    </style:style>
    <style:style style:name="P122" style:family="paragraph" style:parent-style-name="Standard" style:list-style-name="L81">
      <style:text-properties style:text-position="0% 100%" style:font-name="Liberation Serif" style:text-underline-style="none" fo:font-weight="normal" officeooo:rsid="0021e30c" officeooo:paragraph-rsid="0021e30c" style:font-weight-asian="normal" style:font-weight-complex="normal"/>
    </style:style>
    <style:style style:name="P123" style:family="paragraph" style:parent-style-name="Standard" style:list-style-name="L82">
      <style:text-properties style:text-position="0% 100%" style:font-name="Liberation Serif" style:text-underline-style="none" fo:font-weight="normal" officeooo:rsid="00236d02" officeooo:paragraph-rsid="00236d02" style:font-weight-asian="normal" style:font-weight-complex="normal"/>
    </style:style>
    <style:style style:name="P124" style:family="paragraph" style:parent-style-name="Standard">
      <style:text-properties style:text-position="0% 100%" style:font-name="Liberation Serif" style:text-underline-style="none" fo:font-weight="bold" officeooo:rsid="00236d02" officeooo:paragraph-rsid="00236d02" style:font-weight-asian="bold" style:font-weight-complex="bold"/>
    </style:style>
    <style:style style:name="P125" style:family="paragraph" style:parent-style-name="Standard">
      <style:text-properties style:text-position="0% 100%" style:font-name="Liberation Serif" style:text-underline-style="none" fo:font-weight="bold" officeooo:rsid="0021e30c" officeooo:paragraph-rsid="0021e30c" style:font-weight-asian="bold" style:font-weight-complex="bold"/>
    </style:style>
    <style:style style:name="P126" style:family="paragraph" style:parent-style-name="Standard">
      <style:text-properties style:text-position="0% 100%" style:font-name="Liberation Serif" style:text-underline-style="none" fo:font-weight="bold" officeooo:rsid="0021d7d7" officeooo:paragraph-rsid="0021e30c" style:font-weight-asian="bold" style:font-weight-complex="bold"/>
    </style:style>
    <style:style style:name="P127" style:family="paragraph" style:parent-style-name="Standard">
      <style:text-properties style:text-position="0% 100%" style:font-name="Liberation Serif" style:text-underline-style="none" fo:font-weight="bold" officeooo:rsid="0021d7d7" officeooo:paragraph-rsid="0021d7d7" style:font-weight-asian="bold" style:font-weight-complex="bold"/>
    </style:style>
    <style:style style:name="P128" style:family="paragraph" style:parent-style-name="Standard">
      <style:text-properties style:text-position="0% 100%" style:font-name="Liberation Serif" style:text-underline-style="none" fo:font-weight="bold" officeooo:rsid="00201974" officeooo:paragraph-rsid="00201974" style:font-weight-asian="bold" style:font-weight-complex="bold"/>
    </style:style>
    <style:style style:name="P129" style:family="paragraph" style:parent-style-name="Standard">
      <style:text-properties style:text-position="0% 100%" style:font-name="Liberation Serif" style:text-underline-style="none" fo:font-weight="bold" officeooo:rsid="001ed2a5" officeooo:paragraph-rsid="001ed2a5" style:font-weight-asian="bold" style:font-weight-complex="bold"/>
    </style:style>
    <style:style style:name="P130" style:family="paragraph" style:parent-style-name="Standard">
      <style:text-properties style:text-position="0% 100%" style:font-name="Liberation Serif" style:text-underline-style="none" fo:font-weight="bold" officeooo:rsid="001e346c" officeooo:paragraph-rsid="001e346c" style:font-weight-asian="bold" style:font-weight-complex="bold"/>
    </style:style>
    <style:style style:name="P131" style:family="paragraph" style:parent-style-name="Standard">
      <style:text-properties style:text-position="0% 100%" style:font-name="Liberation Serif" style:text-underline-style="none" fo:font-weight="bold" officeooo:rsid="001cc1a4" officeooo:paragraph-rsid="001cc1a4" style:font-weight-asian="bold" style:font-weight-complex="bold"/>
    </style:style>
    <style:style style:name="P132" style:family="paragraph" style:parent-style-name="Standard">
      <style:text-properties style:text-position="0% 100%" style:font-name="Liberation Serif" style:text-underline-style="none" fo:font-weight="bold" officeooo:rsid="001c297d" officeooo:paragraph-rsid="001c297d" style:font-weight-asian="bold" style:font-weight-complex="bold"/>
    </style:style>
    <style:style style:name="P133" style:family="paragraph" style:parent-style-name="Standard">
      <style:text-properties style:text-position="0% 100%" style:font-name="Liberation Serif" style:text-underline-style="none" fo:font-weight="bold" officeooo:rsid="001a8873" officeooo:paragraph-rsid="001a8873" style:font-weight-asian="bold" style:font-weight-complex="bold"/>
    </style:style>
    <style:style style:name="P134" style:family="paragraph" style:parent-style-name="Standard">
      <style:text-properties style:text-position="0% 100%" style:font-name="Liberation Serif" style:text-underline-style="none" fo:font-weight="bold" officeooo:rsid="0019a8e5" officeooo:paragraph-rsid="0019a8e5" style:font-weight-asian="bold" style:font-weight-complex="bold"/>
    </style:style>
    <style:style style:name="P135" style:family="paragraph" style:parent-style-name="Standard">
      <style:text-properties style:text-position="0% 100%" style:font-name="Liberation Serif" fo:font-weight="normal" officeooo:rsid="0014420c" officeooo:paragraph-rsid="0014420c" style:font-weight-asian="normal" style:font-weight-complex="normal"/>
    </style:style>
    <style:style style:name="P136" style:family="paragraph" style:parent-style-name="Standard">
      <style:text-properties style:text-position="0% 100%" style:font-name="Liberation Serif" fo:font-weight="normal" officeooo:rsid="0014420c" officeooo:paragraph-rsid="00161a4b" style:font-weight-asian="normal" style:font-weight-complex="normal"/>
    </style:style>
    <style:style style:name="P137" style:family="paragraph" style:parent-style-name="Standard">
      <style:text-properties style:text-position="0% 100%" fo:font-weight="bold" officeooo:rsid="0017ca58" officeooo:paragraph-rsid="0017ca58" style:font-weight-asian="bold" style:font-weight-complex="bold"/>
    </style:style>
    <style:style style:name="P138" style:family="paragraph" style:parent-style-name="Standard">
      <style:text-properties style:text-position="0% 100%" fo:font-weight="bold" officeooo:rsid="0010a55c" officeooo:paragraph-rsid="0010a55c" style:font-weight-asian="bold" style:font-weight-complex="bold"/>
    </style:style>
    <style:style style:name="P139" style:family="paragraph" style:parent-style-name="Standard" style:list-style-name="L22">
      <style:text-properties officeooo:rsid="0010a54f" officeooo:paragraph-rsid="0010a54f"/>
    </style:style>
    <style:style style:name="P140" style:family="paragraph" style:parent-style-name="Standard" style:list-style-name="L23">
      <style:text-properties officeooo:rsid="0010a54f" officeooo:paragraph-rsid="0010a54f"/>
    </style:style>
    <style:style style:name="P141" style:family="paragraph" style:parent-style-name="Standard" style:list-style-name="L24">
      <style:text-properties officeooo:rsid="0010a54f" officeooo:paragraph-rsid="0010a54f"/>
    </style:style>
    <style:style style:name="P142" style:family="paragraph" style:parent-style-name="Standard" style:list-style-name="L30">
      <style:text-properties officeooo:rsid="0010a55c" officeooo:paragraph-rsid="0010a55c"/>
    </style:style>
    <style:style style:name="P143" style:family="paragraph" style:parent-style-name="Standard" style:list-style-name="L31">
      <style:text-properties officeooo:rsid="00112fd5" officeooo:paragraph-rsid="00112fd5"/>
    </style:style>
    <style:style style:name="P144" style:family="paragraph" style:parent-style-name="Standard" style:list-style-name="L32">
      <style:text-properties officeooo:rsid="0012721d" officeooo:paragraph-rsid="0012721d"/>
    </style:style>
    <style:style style:name="P145" style:family="paragraph" style:parent-style-name="Standard" style:list-style-name="L34">
      <style:text-properties officeooo:rsid="0012721d" officeooo:paragraph-rsid="0012721d"/>
    </style:style>
    <style:style style:name="P146" style:family="paragraph" style:parent-style-name="Standard" style:list-style-name="L33">
      <style:text-properties officeooo:rsid="00116c3e" officeooo:paragraph-rsid="00116c3e"/>
    </style:style>
    <style:style style:name="P147" style:family="paragraph" style:parent-style-name="Standard" style:list-style-name="L35">
      <style:text-properties officeooo:rsid="00139128" officeooo:paragraph-rsid="00139128"/>
    </style:style>
    <style:style style:name="P148" style:family="paragraph" style:parent-style-name="Standard" style:list-style-name="L37">
      <style:text-properties fo:font-weight="bold" officeooo:rsid="00139ad5" officeooo:paragraph-rsid="00139ad5" style:font-weight-asian="bold" style:font-weight-complex="bold"/>
    </style:style>
    <style:style style:name="P149" style:family="paragraph" style:parent-style-name="Standard">
      <style:text-properties fo:font-weight="bold" officeooo:rsid="00139ad5" officeooo:paragraph-rsid="00139ad5" style:font-weight-asian="bold" style:font-weight-complex="bold"/>
    </style:style>
    <style:style style:name="P150" style:family="paragraph" style:parent-style-name="Standard">
      <style:text-properties fo:font-weight="bold" officeooo:paragraph-rsid="00236d02" style:font-weight-asian="bold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weight="bold" officeooo:rsid="001731c4" officeooo:paragraph-rsid="001731c4" style:font-weight-asian="bold" style:font-weight-complex="bold"/>
    </style:style>
    <style:style style:name="P152" style:family="paragraph" style:parent-style-name="Standard">
      <style:text-properties fo:font-weight="bold" officeooo:rsid="00146a5d" officeooo:paragraph-rsid="00146a5d" style:font-weight-asian="bold" style:font-weight-complex="bold"/>
    </style:style>
    <style:style style:name="P153" style:family="paragraph" style:parent-style-name="Standard">
      <style:text-properties fo:font-weight="bold" officeooo:rsid="0014420c" officeooo:paragraph-rsid="0014420c" style:font-weight-asian="bold" style:font-weight-complex="bold"/>
    </style:style>
    <style:style style:name="P154" style:family="paragraph" style:parent-style-name="Standard">
      <style:text-properties fo:font-weight="bold" officeooo:rsid="0013e7fd" officeooo:paragraph-rsid="0013e7fd" style:font-weight-asian="bold" style:font-weight-complex="bold"/>
    </style:style>
    <style:style style:name="P155" style:family="paragraph" style:parent-style-name="Standard">
      <style:text-properties fo:font-weight="bold" officeooo:rsid="00139128" officeooo:paragraph-rsid="00139128" style:font-weight-asian="bold" style:font-weight-complex="bold"/>
    </style:style>
    <style:style style:name="P156" style:family="paragraph" style:parent-style-name="Standard">
      <style:text-properties fo:font-weight="bold" officeooo:rsid="0012721d" officeooo:paragraph-rsid="0012721d" style:font-weight-asian="bold" style:font-weight-complex="bold"/>
    </style:style>
    <style:style style:name="P157" style:family="paragraph" style:parent-style-name="Standard">
      <style:text-properties fo:font-weight="bold" officeooo:rsid="0010a55c" officeooo:paragraph-rsid="00116c3e" style:font-weight-asian="bold" style:font-weight-complex="bold"/>
    </style:style>
    <style:style style:name="P158" style:family="paragraph" style:parent-style-name="Standard">
      <style:text-properties fo:font-weight="bold" officeooo:rsid="0010a55c" officeooo:paragraph-rsid="00112fd5" style:font-weight-asian="bold" style:font-weight-complex="bold"/>
    </style:style>
    <style:style style:name="P159" style:family="paragraph" style:parent-style-name="Standard">
      <style:text-properties fo:font-weight="bold" officeooo:rsid="0010a55c" officeooo:paragraph-rsid="0010a55c" style:font-weight-asian="bold" style:font-weight-complex="bold"/>
    </style:style>
    <style:style style:name="P160" style:family="paragraph" style:parent-style-name="Standard">
      <style:text-properties fo:font-weight="bold" officeooo:rsid="0010a54f" officeooo:paragraph-rsid="0010a54f" style:font-weight-asian="bold" style:font-weight-complex="bold"/>
    </style:style>
    <style:style style:name="P161" style:family="paragraph" style:parent-style-name="Standard">
      <style:text-properties fo:font-weight="bold" officeooo:rsid="000f2977" officeooo:paragraph-rsid="000f2977" style:font-weight-asian="bold" style:font-weight-complex="bold"/>
    </style:style>
    <style:style style:name="P162" style:family="paragraph" style:parent-style-name="Standard">
      <style:text-properties fo:font-weight="bold" officeooo:rsid="000e2852" officeooo:paragraph-rsid="000e2852" style:font-weight-asian="bold" style:font-weight-complex="bold"/>
    </style:style>
    <style:style style:name="P163" style:family="paragraph" style:parent-style-name="Standard" style:list-style-name="L40">
      <style:text-properties officeooo:rsid="0013e7fd" officeooo:paragraph-rsid="0013e7fd"/>
    </style:style>
    <style:style style:name="P164" style:family="paragraph" style:parent-style-name="Standard">
      <style:text-properties style:font-name="Liberation Serif" officeooo:rsid="0013e7fd" officeooo:paragraph-rsid="0013e7fd"/>
    </style:style>
    <style:style style:name="P165" style:family="paragraph" style:parent-style-name="Standard" style:list-style-name="L41">
      <style:text-properties style:font-name="Liberation Serif" officeooo:rsid="0013e7fd" officeooo:paragraph-rsid="0013e7fd"/>
    </style:style>
    <style:style style:name="P166" style:family="paragraph" style:parent-style-name="Standard" style:list-style-name="L42">
      <style:text-properties style:font-name="Liberation Serif" officeooo:rsid="0013e7fd" officeooo:paragraph-rsid="0013e7fd"/>
    </style:style>
    <style:style style:name="P167" style:family="paragraph" style:parent-style-name="Standard">
      <style:text-properties style:font-name="Liberation Serif" fo:font-weight="normal" officeooo:rsid="0014420c" officeooo:paragraph-rsid="0014420c" style:font-weight-asian="normal" style:font-weight-complex="normal"/>
    </style:style>
    <style:style style:name="P168" style:family="paragraph" style:parent-style-name="Standard" style:list-style-name="L44">
      <style:text-properties style:font-name="Liberation Serif" fo:font-weight="normal" officeooo:rsid="0014420c" officeooo:paragraph-rsid="0014420c" style:font-weight-asian="normal" style:font-weight-complex="normal"/>
    </style:style>
    <style:style style:name="P169" style:family="paragraph" style:parent-style-name="Standard">
      <style:text-properties style:font-name="Liberation Serif" fo:font-weight="normal" officeooo:rsid="0014420c" officeooo:paragraph-rsid="00146a5d" style:font-weight-asian="normal" style:font-weight-complex="normal"/>
    </style:style>
    <style:style style:name="P170" style:family="paragraph" style:parent-style-name="Standard" style:list-style-name="L45">
      <style:text-properties style:font-name="Liberation Serif" style:text-underline-style="none" fo:font-weight="normal" officeooo:rsid="00146a5d" officeooo:paragraph-rsid="00161a4b" style:font-weight-asian="normal" style:font-weight-complex="normal"/>
    </style:style>
    <style:style style:name="P171" style:family="paragraph" style:parent-style-name="Standard" style:list-style-name="L45">
      <style:text-properties style:font-name="Liberation Serif" style:text-underline-style="none" fo:font-weight="normal" officeooo:rsid="00146a5d" officeooo:paragraph-rsid="00146a5d" style:font-weight-asian="normal" style:font-weight-complex="normal"/>
    </style:style>
    <style:style style:name="P172" style:family="paragraph" style:parent-style-name="Standard">
      <style:text-properties style:font-name="Liberation Serif" style:text-underline-style="none" fo:font-weight="normal" officeooo:rsid="00146a5d" officeooo:paragraph-rsid="00161a4b" style:font-weight-asian="normal" style:font-weight-complex="normal"/>
    </style:style>
    <style:style style:name="P173" style:family="paragraph" style:parent-style-name="Standard">
      <style:text-properties style:font-name="Liberation Serif" style:text-underline-style="none" fo:font-weight="normal" officeooo:rsid="00146a5d" officeooo:paragraph-rsid="00146a5d" style:font-weight-asian="normal" style:font-weight-complex="normal"/>
    </style:style>
    <style:style style:name="P174" style:family="paragraph" style:parent-style-name="Standard">
      <style:text-properties style:font-name="Liberation Serif" style:text-underline-style="none" fo:font-weight="bold" officeooo:rsid="001646aa" officeooo:paragraph-rsid="001646aa" style:font-weight-asian="bold" style:font-weight-complex="bold"/>
    </style:style>
    <style:style style:name="P175" style:family="paragraph" style:parent-style-name="Standard">
      <style:text-properties style:font-name="Liberation Serif" fo:font-weight="bold" officeooo:rsid="0014420c" officeooo:paragraph-rsid="0014420c" style:font-weight-asian="bold" style:font-weight-complex="bold"/>
    </style:style>
    <style:style style:name="P176" style:family="paragraph" style:parent-style-name="Standard">
      <style:text-properties style:font-name="Liberation Serif" fo:font-weight="bold" officeooo:rsid="0013e7fd" officeooo:paragraph-rsid="0013e7fd" style:font-weight-asian="bold" style:font-weight-complex="bold"/>
    </style:style>
    <style:style style:name="P177" style:family="paragraph" style:parent-style-name="Standard" style:list-style-name="L43">
      <style:text-properties officeooo:rsid="0014420c" officeooo:paragraph-rsid="0014420c"/>
    </style:style>
    <style:style style:name="P178" style:family="paragraph" style:parent-style-name="Standard" style:list-style-name="L44">
      <style:text-properties officeooo:rsid="0014420c" officeooo:paragraph-rsid="0014420c"/>
    </style:style>
    <style:style style:name="P179" style:family="paragraph" style:parent-style-name="Standard" style:list-style-name="L45">
      <style:text-properties officeooo:rsid="00146a5d" officeooo:paragraph-rsid="00146a5d"/>
    </style:style>
    <style:style style:name="P180" style:family="paragraph" style:parent-style-name="Standard" style:list-style-name="L45">
      <style:text-properties officeooo:rsid="00146a5d" officeooo:paragraph-rsid="001646aa"/>
    </style:style>
    <style:style style:name="P181" style:family="paragraph" style:parent-style-name="Standard" style:list-style-name="L45">
      <style:text-properties officeooo:rsid="00161a4b" officeooo:paragraph-rsid="00161a4b"/>
    </style:style>
    <style:style style:name="P182" style:family="paragraph" style:parent-style-name="Standard" style:list-style-name="L47">
      <style:text-properties officeooo:rsid="001646aa" officeooo:paragraph-rsid="001646aa"/>
    </style:style>
    <style:style style:name="P183" style:family="paragraph" style:parent-style-name="Standard" style:list-style-name="L48">
      <style:paragraph-properties fo:text-align="start" style:justify-single-word="false"/>
      <style:text-properties officeooo:rsid="001731c4" officeooo:paragraph-rsid="001731c4"/>
    </style:style>
    <style:style style:name="P184" style:family="paragraph" style:parent-style-name="Standard" style:list-style-name="L49">
      <style:paragraph-properties fo:text-align="start" style:justify-single-word="false"/>
      <style:text-properties officeooo:rsid="001731c4" officeooo:paragraph-rsid="001731c4"/>
    </style:style>
    <style:style style:name="P185" style:family="paragraph" style:parent-style-name="Standard">
      <style:text-properties fo:color="#0000ff" style:text-position="0% 100%" style:font-name="Liberation Serif" style:text-underline-style="none" fo:font-weight="normal" officeooo:rsid="001a8873" officeooo:paragraph-rsid="001a8873" style:font-weight-asian="normal" style:font-weight-complex="normal"/>
    </style:style>
    <style:style style:name="P186" style:family="paragraph" style:parent-style-name="Standard" style:list-style-name="L60">
      <style:text-properties fo:color="#0000ff" style:text-position="0% 100%" style:font-name="Liberation Serif" style:text-underline-style="none" fo:font-weight="normal" officeooo:rsid="001a8873" officeooo:paragraph-rsid="001a8873" style:font-weight-asian="normal" style:font-weight-complex="normal"/>
    </style:style>
    <style:style style:name="P187" style:family="paragraph" style:parent-style-name="Standard" style:list-style-name="L61">
      <style:text-properties fo:color="#0000ff" style:text-position="0% 100%" style:font-name="Liberation Serif" style:text-underline-style="none" fo:font-weight="normal" officeooo:rsid="001a8873" officeooo:paragraph-rsid="001a8873" style:font-weight-asian="normal" style:font-weight-complex="normal"/>
    </style:style>
    <style:style style:name="P188" style:family="paragraph" style:parent-style-name="Standard">
      <style:text-properties fo:color="#0000ff" style:text-position="0% 100%" style:font-name="Liberation Serif" style:text-underline-style="none" fo:font-weight="normal" officeooo:rsid="001cc1a4" officeooo:paragraph-rsid="001cc1a4" style:font-weight-asian="normal" style:font-weight-complex="normal"/>
    </style:style>
    <style:style style:name="P189" style:family="paragraph" style:parent-style-name="Standard" style:list-style-name="L69">
      <style:text-properties fo:color="#0000ff" style:text-position="0% 100%" style:font-name="Liberation Serif" style:text-underline-style="none" fo:font-weight="normal" officeooo:rsid="001cc1a4" officeooo:paragraph-rsid="001cc1a4" style:font-weight-asian="normal" style:font-weight-complex="normal"/>
    </style:style>
    <style:style style:name="P190" style:family="paragraph" style:parent-style-name="Standard" style:list-style-name="L69">
      <style:text-properties fo:color="#0000ff" style:text-position="0% 100%" style:font-name="Liberation Serif" style:text-underline-style="none" fo:font-weight="normal" officeooo:rsid="001e346c" officeooo:paragraph-rsid="001e346c" style:font-weight-asian="normal" style:font-weight-complex="normal"/>
    </style:style>
    <style:style style:name="P191" style:family="paragraph" style:parent-style-name="Standard">
      <style:text-properties fo:color="#0000ff" style:text-position="0% 100%" style:font-name="Liberation Serif" style:text-underline-style="none" fo:font-weight="bold" officeooo:rsid="001cc1a4" officeooo:paragraph-rsid="001cc1a4" style:font-weight-asian="bold" style:font-weight-complex="bold"/>
    </style:style>
    <style:style style:name="P192" style:family="paragraph" style:parent-style-name="Standard">
      <style:text-properties fo:color="#0000ff" style:text-position="0% 100%" style:font-name="Liberation Serif" style:text-underline-style="none" fo:font-weight="bold" officeooo:rsid="001a8873" officeooo:paragraph-rsid="001a8873" style:font-weight-asian="bold" style:font-weight-complex="bold"/>
    </style:style>
    <style:style style:name="P193" style:family="paragraph" style:parent-style-name="Standard">
      <style:text-properties fo:color="#0000ff" fo:font-weight="bold" officeooo:rsid="0026f4b5" officeooo:paragraph-rsid="0026f4b5" style:font-weight-asian="bold" style:font-weight-complex="bold"/>
    </style:style>
    <style:style style:name="P194" style:family="paragraph" style:parent-style-name="Standard" style:list-style-name="L86">
      <style:text-properties style:use-window-font-color="true" officeooo:rsid="002456b1" officeooo:paragraph-rsid="002456b1"/>
    </style:style>
    <style:style style:name="P195" style:family="paragraph" style:parent-style-name="Standard">
      <style:text-properties style:use-window-font-color="true" officeooo:rsid="002456b1" officeooo:paragraph-rsid="002456b1"/>
    </style:style>
    <style:style style:name="P196" style:family="paragraph" style:parent-style-name="Standard" style:list-style-name="L87">
      <style:text-properties style:use-window-font-color="true" officeooo:rsid="002456b1" officeooo:paragraph-rsid="002456b1"/>
    </style:style>
    <style:style style:name="P197" style:family="paragraph" style:parent-style-name="Standard">
      <style:text-properties style:use-window-font-color="true" officeooo:rsid="0025de54" officeooo:paragraph-rsid="0025de54"/>
    </style:style>
    <style:style style:name="P198" style:family="paragraph" style:parent-style-name="Standard" style:list-style-name="L88">
      <style:text-properties style:use-window-font-color="true" officeooo:rsid="0025de54" officeooo:paragraph-rsid="0025de54"/>
    </style:style>
    <style:style style:name="P199" style:family="paragraph" style:parent-style-name="Standard" style:list-style-name="L89">
      <style:text-properties style:use-window-font-color="true" officeooo:rsid="0025de54" officeooo:paragraph-rsid="0025de54"/>
    </style:style>
    <style:style style:name="P200" style:family="paragraph" style:parent-style-name="Standard" style:list-style-name="L90">
      <style:text-properties style:use-window-font-color="true" officeooo:rsid="0025de54" officeooo:paragraph-rsid="0025de54"/>
    </style:style>
    <style:style style:name="P201" style:family="paragraph" style:parent-style-name="Standard">
      <style:text-properties style:use-window-font-color="true" officeooo:rsid="0026f4b5" officeooo:paragraph-rsid="0026f4b5"/>
    </style:style>
    <style:style style:name="P202" style:family="paragraph" style:parent-style-name="Standard" style:list-style-name="L91">
      <style:text-properties style:use-window-font-color="true" officeooo:rsid="0026f4b5" officeooo:paragraph-rsid="0026f4b5"/>
    </style:style>
    <style:style style:name="P203" style:family="paragraph" style:parent-style-name="Standard">
      <style:text-properties style:use-window-font-color="true" fo:font-weight="bold" officeooo:rsid="0026f4b5" officeooo:paragraph-rsid="0026f4b5" style:font-weight-asian="bold" style:font-weight-complex="bold"/>
    </style:style>
    <style:style style:name="P204" style:family="paragraph" style:parent-style-name="Standard">
      <style:text-properties style:use-window-font-color="true" fo:font-weight="bold" officeooo:rsid="0025de54" officeooo:paragraph-rsid="0025de54" style:font-weight-asian="bold" style:font-weight-complex="bold"/>
    </style:style>
    <style:style style:name="P205" style:family="paragraph" style:parent-style-name="Standard">
      <style:text-properties style:use-window-font-color="true" fo:font-weight="bold" officeooo:rsid="002456b1" officeooo:paragraph-rsid="002456b1" style:font-weight-asian="bold" style:font-weight-complex="bold"/>
    </style:style>
    <style:style style:name="P206" style:family="paragraph" style:parent-style-name="Standard" style:list-style-name="L71">
      <style:text-properties officeooo:paragraph-rsid="001ed2a5"/>
    </style:style>
    <style:style style:name="P207" style:family="paragraph" style:parent-style-name="Standard" style:list-style-name="L82">
      <style:text-properties officeooo:paragraph-rsid="00236d02"/>
    </style:style>
    <style:style style:name="P208" style:family="paragraph" style:parent-style-name="Standard">
      <style:text-properties officeooo:paragraph-rsid="00236d02"/>
    </style:style>
    <style:style style:name="P209" style:family="paragraph" style:parent-style-name="Standard" style:list-style-name="L84">
      <style:text-properties officeooo:paragraph-rsid="00236d02"/>
    </style:style>
    <style:style style:name="P210" style:family="paragraph" style:parent-style-name="Standard" style:list-style-name="L85">
      <style:text-properties officeooo:paragraph-rsid="00236d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10183c" style:font-style-asian="normal" style:font-weight-asian="bold" style:font-style-complex="normal" style:font-weight-complex="bold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="Liberation Serif1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text-position="super 58%" style:font-name="Liberation Serif1" fo:font-style="normal" fo:font-weight="bold" officeooo:rsid="0010183c" style:font-style-asian="normal" style:font-weight-asian="bold" style:font-style-complex="normal" style:font-weight-complex="bold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style:text-underline-style="none" fo:font-weight="normal" style:font-weight-asian="normal" style:font-weight-complex="normal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weight="bold" style:font-weight-asian="bold" style:font-weight-complex="bold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style:font-name="Liberation Serif" style:text-underline-style="solid" style:text-underline-width="auto" style:text-underline-color="font-color"/>
    </style:style>
    <style:style style:name="T16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font-name="Liberation Serif" style:text-underline-style="none"/>
    </style:style>
    <style:style style:name="T18" style:family="text">
      <style:text-properties style:font-name="Liberation Serif" style:text-underline-style="none" fo:font-weight="normal" style:font-weight-asian="normal" style:font-weight-complex="normal"/>
    </style:style>
    <style:style style:name="T19" style:family="text">
      <style:text-properties style:font-name="Liberation Serif" fo:font-style="italic" style:text-underline-style="none" fo:font-weight="normal" style:font-style-asian="italic" style:font-weight-asian="normal" style:font-style-complex="italic" style:font-weight-complex="normal"/>
    </style:style>
    <style:style style:name="T20" style:family="text">
      <style:text-properties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style:text-underline-style="none" fo:font-weight="bold" style:font-style-asian="normal" style:font-weight-asian="bold" style:font-style-complex="normal" style:font-weight-complex="bold"/>
    </style:style>
    <style:style style:name="T22" style:family="text">
      <style:text-properties style:font-name="Liberation Serif" fo:font-style="normal" style:text-underline-style="none" style:font-style-asian="normal" style:font-style-complex="normal"/>
    </style:style>
    <style:style style:name="T23" style:family="text">
      <style:text-properties style:font-name="Liberation Serif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Liberation Serif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5" style:family="text">
      <style:text-properties style:font-name="Liberation Serif"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style:text-position="0% 100%"/>
    </style:style>
    <style:style style:name="T27" style:family="text">
      <style:text-properties style:text-position="0% 100%" style:font-name="Liberation Serif1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style:text-position="0% 100%" style:font-name="Liberation Serif1" fo:font-style="normal" fo:font-weight="bold" officeooo:rsid="0010183c" style:font-style-asian="normal" style:font-weight-asian="bold" style:font-style-complex="normal" style:font-weight-complex="bold"/>
    </style:style>
    <style:style style:name="T29" style:family="text">
      <style:text-properties style:text-position="0% 100%" style:font-name="Liberation Serif1" fo:font-style="normal" fo:font-weight="bold" officeooo:rsid="0010a54f" style:font-style-asian="normal" style:font-weight-asian="bold" style:font-style-complex="normal" style:font-weight-complex="bold"/>
    </style:style>
    <style:style style:name="T30" style:family="text">
      <style:text-properties style:text-position="0% 100%" style:font-name="Liberation Serif1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text-position="0% 100%" style:font-name="Liberation Serif1" fo:font-style="normal" fo:font-weight="normal" officeooo:rsid="0010183c" style:font-style-asian="normal" style:font-weight-asian="normal" style:font-style-complex="normal" style:font-weight-complex="normal"/>
    </style:style>
    <style:style style:name="T32" style:family="text">
      <style:text-properties style:text-position="0% 100%" style:font-name="Liberation Serif1" fo:font-style="normal" fo:font-weight="normal" officeooo:rsid="0010a54f" style:font-style-asian="normal" style:font-weight-asian="normal" style:font-style-complex="normal" style:font-weight-complex="normal"/>
    </style:style>
    <style:style style:name="T33" style:family="text">
      <style:text-properties style:text-position="0% 100%"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style:text-position="0% 100%" style:font-name="Liberation Serif1" fo:font-style="normal" style:text-underline-style="none" fo:font-weight="normal" officeooo:rsid="0017ca58" style:font-style-asian="normal" style:font-weight-asian="normal" style:font-style-complex="normal" style:font-weight-complex="normal"/>
    </style:style>
    <style:style style:name="T35" style:family="text">
      <style:text-properties style:text-position="0% 100%" style:font-name="Liberation Serif1" fo:font-style="normal" style:text-underline-style="none" style:font-style-asian="normal" style:font-style-complex="normal"/>
    </style:style>
    <style:style style:name="T36" style:family="text">
      <style:text-properties style:text-position="0% 100%" style:font-name="Liberation Serif1" fo:font-style="normal" style:text-underline-style="none" officeooo:rsid="0017ca58" style:font-style-asian="normal" style:font-style-complex="normal"/>
    </style:style>
    <style:style style:name="T37" style:family="text">
      <style:text-properties style:text-position="0% 100%" style:font-name="Liberation Serif1" fo:font-style="normal" style:font-style-asian="normal" style:font-style-complex="normal"/>
    </style:style>
    <style:style style:name="T38" style:family="text">
      <style:text-properties style:text-position="0% 100%" style:font-name="Liberation Serif1" fo:font-style="normal" officeooo:rsid="0010a54f" style:font-style-asian="normal" style:font-style-complex="normal"/>
    </style:style>
    <style:style style:name="T39" style:family="text">
      <style:text-properties style:text-position="0% 100%" style:font-name="Liberation Serif1" fo:font-style="normal" officeooo:rsid="0010183c" style:font-style-asian="normal" style:font-style-complex="normal"/>
    </style:style>
    <style:style style:name="T40" style:family="text">
      <style:text-properties style:text-position="0% 100%" style:font-name="Liberation Serif1" style:text-underline-style="none" fo:font-weight="normal" style:font-weight-asian="normal" style:font-weight-complex="normal"/>
    </style:style>
    <style:style style:name="T41" style:family="text">
      <style:text-properties style:text-position="0% 100%" style:font-name="Liberation Serif1" style:text-underline-style="none" fo:font-weight="normal" officeooo:rsid="001646aa" style:font-weight-asian="normal" style:font-weight-complex="normal"/>
    </style:style>
    <style:style style:name="T42" style:family="text">
      <style:text-properties style:text-position="0% 100%" style:font-name="Liberation Serif1" fo:font-style="italic" style:text-underline-style="none" fo:font-weight="normal" style:font-style-asian="italic" style:font-weight-asian="normal" style:font-style-complex="italic" style:font-weight-complex="normal"/>
    </style:style>
    <style:style style:name="T43" style:family="text">
      <style:text-properties style:text-position="0% 100%" officeooo:rsid="0010a55c"/>
    </style:style>
    <style:style style:name="T44" style:family="text">
      <style:text-properties style:text-position="0% 100%" officeooo:rsid="0013e7fd"/>
    </style:style>
    <style:style style:name="T45" style:family="text">
      <style:text-properties style:text-position="0% 100%" style:font-name="Liberation Serif" style:text-underline-style="none"/>
    </style:style>
    <style:style style:name="T46" style:family="text">
      <style:text-properties style:text-position="0% 100%" style:font-name="Liberation Serif" style:text-underline-style="none" fo:font-weight="normal" style:font-weight-asian="normal" style:font-weight-complex="normal"/>
    </style:style>
    <style:style style:name="T47" style:family="text">
      <style:text-properties style:text-position="0% 100%" style:font-name="Liberation Serif" style:text-underline-style="none" fo:font-weight="normal" officeooo:rsid="001646aa" style:font-weight-asian="normal" style:font-weight-complex="normal"/>
    </style:style>
    <style:style style:name="T48" style:family="text">
      <style:text-properties style:text-position="0% 100%" style:font-name="Liberation Serif" style:text-underline-style="none" fo:font-weight="normal" officeooo:rsid="001ed2a5" style:font-weight-asian="normal" style:font-weight-complex="normal"/>
    </style:style>
    <style:style style:name="T49" style:family="text">
      <style:text-properties style:text-position="0% 100%" style:font-name="Liberation Serif" style:text-underline-style="none" fo:font-weight="normal" officeooo:rsid="00236d02" style:font-weight-asian="normal" style:font-weight-complex="normal"/>
    </style:style>
    <style:style style:name="T50" style:family="text">
      <style:text-properties style:text-position="0% 100%" style:font-name="Liberation Serif" style:text-underline-style="none" fo:font-weight="bold" style:font-weight-asian="bold" style:font-weight-complex="bold"/>
    </style:style>
    <style:style style:name="T51" style:family="text">
      <style:text-properties style:text-position="0% 100%" style:font-name="Liberation Serif" style:text-underline-style="none" officeooo:rsid="00236d02"/>
    </style:style>
    <style:style style:name="T52" style:family="text">
      <style:text-properties officeooo:rsid="0010a55c"/>
    </style:style>
    <style:style style:name="T53" style:family="text">
      <style:text-properties style:text-position="sub 58%" officeooo:rsid="0010a55c"/>
    </style:style>
    <style:style style:name="T54" style:family="text">
      <style:text-properties style:text-position="sub 58%" style:font-name="Liberation Serif" style:text-underline-style="none" fo:font-weight="normal" style:font-weight-asian="normal" style:font-weight-complex="normal"/>
    </style:style>
    <style:style style:name="T55" style:family="text">
      <style:text-properties style:text-position="sub 58%" style:font-name="Liberation Serif1" style:text-underline-style="none" fo:font-weight="normal" style:font-weight-asian="normal" style:font-weight-complex="normal"/>
    </style:style>
    <style:style style:name="T56" style:family="text">
      <style:text-properties style:text-position="sub 58%" style:font-name="Liberation Serif1" style:text-underline-style="none" fo:font-weight="normal" officeooo:rsid="001646aa" style:font-weight-asian="normal" style:font-weight-complex="normal"/>
    </style:style>
    <style:style style:name="T57" style:family="text">
      <style:text-properties style:text-position="sub 58%"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58" style:family="text">
      <style:text-properties officeooo:rsid="00112fd5"/>
    </style:style>
    <style:style style:name="T59" style:family="text">
      <style:text-properties officeooo:rsid="00116c3e"/>
    </style:style>
    <style:style style:name="T60" style:family="text">
      <style:text-properties officeooo:rsid="001c297d"/>
    </style:style>
    <style:style style:name="T61" style:family="text">
      <style:text-properties officeooo:rsid="001cc1a4"/>
    </style:style>
    <style:style style:name="T62" style:family="text">
      <style:text-properties officeooo:rsid="001ed2a5"/>
    </style:style>
    <style:style style:name="T63" style:family="text">
      <style:text-properties officeooo:rsid="00201974"/>
    </style:style>
    <style:style style:name="T64" style:family="text">
      <style:text-properties officeooo:rsid="0021e30c"/>
    </style:style>
    <style:style style:name="T65" style:family="text">
      <style:text-properties fo:color="#0000ff" style:text-position="0% 100%" style:font-name="Liberation Serif" style:text-underline-style="none" fo:font-weight="normal" officeooo:rsid="00236d02" style:font-weight-asian="normal" style:font-weight-complex="normal"/>
    </style:style>
    <style:style style:name="T66" style:family="text">
      <style:text-properties fo:color="#0000ff" style:text-position="0% 100%" style:font-name="Liberation Serif" style:text-underline-style="none" fo:font-weight="normal" officeooo:rsid="002456b1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islocation Theory and Dislocation Simulation</text:h>
      <text:p text:style-name="P162">How is plastic deformation defined?</text:p>
      <text:list xml:id="list4977576953857380752" text:style-name="L1">
        <text:list-item>
          <text:p text:style-name="P17">Deformation that remains when load is removed</text:p>
        </text:list-item>
      </text:list>
      <text:p text:style-name="P1"/>
      <text:p text:style-name="P162">What is preserved during deformation?</text:p>
      <text:list xml:id="list3880742573728827926" text:style-name="L2">
        <text:list-item>
          <text:p text:style-name="P18">Lattice structures</text:p>
        </text:list-item>
      </text:list>
      <text:p text:style-name="P1"/>
      <text:p text:style-name="P162">What does the preservation of the lattice structure imply?</text:p>
      <text:list xml:id="list2983774855464565611" text:style-name="L3">
        <text:list-item>
          <text:p text:style-name="P19">That the atoms are sheared against each other</text:p>
          <text:list>
            <text:list-item>
              <text:p text:style-name="P19">the deformation is ‚quantized‘ in terms of multiple lattice vectors</text:p>
            </text:list-item>
          </text:list>
        </text:list-item>
      </text:list>
      <text:p text:style-name="P1"/>
      <text:p text:style-name="P162">When does atomistic slip occur?</text:p>
      <text:list xml:id="list2996886378733791710" text:style-name="L4">
        <text:list-item>
          <text:p text:style-name="P20">at low temperatures</text:p>
        </text:list-item>
        <text:list-item>
          <text:p text:style-name="P20">at high stresses</text:p>
        </text:list-item>
      </text:list>
      <text:p text:style-name="P1"/>
      <text:p text:style-name="P162">Through which parameters is a slip system characterized?</text:p>
      <text:list xml:id="list310972045920721364" text:style-name="L5">
        <text:list-item>
          <text:p text:style-name="P21">Slip plane normal <text:span text:style-name="T1">s</text:span></text:p>
        </text:list-item>
        <text:list-item>
          <text:p text:style-name="P21"><text:span text:style-name="T2">slip direction </text:span><text:span text:style-name="T1">n</text:span></text:p>
        </text:list-item>
        <text:list-item>
          <text:p text:style-name="P23">slip vector (a lattice vector in slip direction)</text:p>
        </text:list-item>
      </text:list>
      <text:p text:style-name="P2"/>
      <text:p text:style-name="P162">Which planes are the slip planes?</text:p>
      <text:list xml:id="list3008215706610453415" text:style-name="L6">
        <text:list-item>
          <text:p text:style-name="P24">The densest packed ones</text:p>
        </text:list-item>
      </text:list>
      <text:p text:style-name="P2"/>
      <text:p text:style-name="P162">Which directions are the slipe directions?</text:p>
      <text:list xml:id="list5541412663684453823" text:style-name="L7">
        <text:list-item>
          <text:p text:style-name="P25">The densest packed ones</text:p>
        </text:list-item>
      </text:list>
      <text:p text:style-name="P2"/>
      <text:p text:style-name="P161">How is the plastic distortion tensor defined?</text:p>
      <text:list xml:id="list8472507574851425624" text:style-name="L8">
        <text:list-item>
          <text:p text:style-name="P22"><draw:frame draw:style-name="fr1" draw:name="Object1" text:anchor-type="as-char" svg:y="-0.432cm" svg:width="2.503cm" svg:height="0.723cm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31">B: <text:span text:style-name="T3">Unterlagen</text:span></text:p>
        </text:list-item>
      </text:list>
      <text:p text:style-name="P33"/>
      <text:p text:style-name="P39">How is plastic strain tensor defined?</text:p>
      <text:list xml:id="list6186631144409065340" text:style-name="L9">
        <text:list-item>
          <text:p text:style-name="P34"><draw:frame draw:style-name="fr1" draw:name="Object2" text:anchor-type="as-char" svg:y="-0.46cm" svg:width="3.491cm" svg:height="0.75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text:p text:style-name="P32"><text:span text:style-name="T5">M</text:span><text:span text:style-name="T8">α</text:span><text:span text:style-name="T4">: </text:span><text:span text:style-name="T3"><text:s/></text:span><text:span text:style-name="T4">projection tensor</text:span></text:p>
        </text:list-item>
      </text:list>
      <text:p text:style-name="P33"/>
      <text:p text:style-name="P39">How many slip systems are needed at least to build up a plastic deformation state?</text:p>
      <text:list xml:id="list5729498638634702578" text:style-name="L10">
        <text:list-item>
          <text:p text:style-name="P35">5</text:p>
        </text:list-item>
      </text:list>
      <text:p text:style-name="P33"><text:tab/><text:span text:style-name="T1">Why 5?</text:span></text:p>
      <text:list xml:id="list1446646841283120132" text:style-name="L11">
        <text:list-item>
          <text:p text:style-name="P40">Unterlagen</text:p>
        </text:list-item>
      </text:list>
      <text:p text:style-name="P33"/>
      <text:p text:style-name="P39">What is driving force for shear on a slip system?</text:p>
      <text:list xml:id="list1261724147074079859" text:style-name="L12">
        <text:list-item>
          <text:p text:style-name="P36">Resolved shear stress </text:p>
        </text:list-item>
      </text:list>
      <text:p text:style-name="P33"/>
      <text:p text:style-name="P39">What is the work conjugate of the resolved sheat stress?</text:p>
      <text:list xml:id="list2692778734175837176" text:style-name="L13">
        <text:list-item>
          <text:p text:style-name="P37">Resolved shear strain</text:p>
        </text:list-item>
      </text:list>
      <text:p text:style-name="P33"/>
      <text:p text:style-name="P38">How can the resolved shear stress be derived from the stress tensor?</text:p>
      <text:list xml:id="list3481911069971251803" text:style-name="L14">
        <text:list-item>
          <text:p text:style-name="P41"><text:span text:style-name="T4">By (double) contraction with the projection tensor </text:span><text:span text:style-name="T6">M</text:span><text:span text:style-name="T9">α</text:span><text:span text:style-name="T28">: </text:span><text:span text:style-name="T31"><draw:frame draw:style-name="fr1" draw:name="Object3" text:anchor-type="as-char" svg:y="-0.377cm" svg:width="2.067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</text:list>
      <text:p text:style-name="P46"/>
      <text:p text:style-name="P45"><text:soft-page-break/><text:span text:style-name="T39">I</text:span><text:span text:style-name="T37">n which direction is the shear stress maximum in a tensile test?</text:span></text:p>
      <text:list xml:id="list4158833086392140942" text:style-name="L15">
        <text:list-item>
          <text:p text:style-name="P47">The direction pointing in 45° angle to the loading directions</text:p>
        </text:list-item>
      </text:list>
      <text:p text:style-name="P48"/>
      <text:p text:style-name="P67">How do lattice planes slip?</text:p>
      <text:list xml:id="list3672804039386556473" text:style-name="L16">
        <text:list-item>
          <text:p text:style-name="P49">Atom by atom</text:p>
        </text:list-item>
      </text:list>
      <text:p text:style-name="P48"/>
      <text:p text:style-name="P67">By which parameters is a dislocation defined?</text:p>
      <text:list xml:id="list570274845529277540" text:style-name="L17">
        <text:list-item>
          <text:p text:style-name="P42"><text:span text:style-name="T30">Slip vector (Burgers vector): </text:span><text:span text:style-name="T29">b</text:span></text:p>
        </text:list-item>
        <text:list-item>
          <text:p text:style-name="P50">slip plane</text:p>
        </text:list-item>
        <text:list-item>
          <text:p text:style-name="P43"><text:span text:style-name="T30">tangent vector (parallel to the line direction) : </text:span><text:span text:style-name="T27">t</text:span></text:p>
        </text:list-item>
      </text:list>
      <text:p text:style-name="P48"/>
      <text:p text:style-name="P67">How is the Burgers vector defined?</text:p>
      <text:list xml:id="list617554504547593150" text:style-name="L18">
        <text:list-item>
          <text:p text:style-name="P51">The vector that is missing for making a closed path around the dislocation</text:p>
        </text:list-item>
      </text:list>
      <text:p text:style-name="P52"/>
      <text:p text:style-name="P44"><text:span text:style-name="T37">How are Burgers vector and </text:span><text:span text:style-name="T38">dislocation line</text:span><text:span text:style-name="T37"> oriented to each other </text:span><text:span text:style-name="T38">in an edge dislocation?</text:span></text:p>
      <text:list xml:id="list7581789956895791902" text:style-name="L19">
        <text:list-item>
          <text:p text:style-name="P53">Perpendicular</text:p>
        </text:list-item>
      </text:list>
      <text:p text:style-name="P52"/>
      <text:p text:style-name="P44"><text:span text:style-name="T37">How are Burgers vector and </text:span><text:span text:style-name="T38">dislocation line</text:span><text:span text:style-name="T37"> oriented to each other </text:span><text:span text:style-name="T38">in a screw dislocation?</text:span></text:p>
      <text:list xml:id="list195412373902194" text:continue-numbering="true" text:style-name="L19">
        <text:list-item>
          <text:p text:style-name="P53">Parallel</text:p>
        </text:list-item>
      </text:list>
      <text:p text:style-name="P54"/>
      <text:p text:style-name="P66">How can one visualize the three ways of creating a straight dislocation line?</text:p>
      <text:list xml:id="list7911106077997382678" text:style-name="L20">
        <text:list-item>
          <text:p text:style-name="P56">Volterra construction</text:p>
        </text:list-item>
      </text:list>
      <text:p text:style-name="P54"/>
      <text:p text:style-name="P66">What is a good definition of a dislocation?</text:p>
      <text:list xml:id="list1511300916208311870" text:style-name="L21">
        <text:list-item>
          <text:p text:style-name="P55">A dislocation is a boundary of a slipped area</text:p>
        </text:list-item>
      </text:list>
      <text:p text:style-name="P1"/>
      <text:p text:style-name="P160">Through which forces do the dislocations move?</text:p>
      <text:list xml:id="list1914532150026550754" text:style-name="L22">
        <text:list-item>
          <text:p text:style-name="P139">Peach-Koehler forces: </text:p>
        </text:list-item>
      </text:list>
      <text:p text:style-name="P6"><draw:frame draw:style-name="fr1" draw:name="Object4" text:anchor-type="as-char" svg:y="-0.386cm" svg:width="2.715cm" svg:height="0.5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60">How is the Peach-Koehler force oriented to the dislocation line?</text:p>
      <text:list xml:id="list5878866675078918610" text:style-name="L23">
        <text:list-item>
          <text:p text:style-name="P140">Normal to it (perpendicular)</text:p>
        </text:list-item>
      </text:list>
      <text:p text:style-name="P5"/>
      <text:p text:style-name="P160">Does the full Peach-Koehler force move the dislocation?</text:p>
      <text:list xml:id="list1679882762644844999" text:style-name="L24">
        <text:list-item>
          <text:p text:style-name="P141">No, only the <text:span text:style-name="T52">glide component F</text:span><text:span text:style-name="T53">g</text:span><text:span text:style-name="T43"> parallel to the glide plane is responsible for the glide</text:span></text:p>
        </text:list-item>
      </text:list>
      <text:p text:style-name="P71"/>
      <text:p text:style-name="P138">How is the velocity of the dislocation oriented to the dislocation?</text:p>
      <text:list xml:id="list6398878776464112389" text:style-name="L25">
        <text:list-item>
          <text:p text:style-name="P73">Normal to it (perpendicular)</text:p>
        </text:list-item>
      </text:list>
      <text:p text:style-name="P72"/>
      <text:p text:style-name="P138">Which velocity is higher? Glide or Climb?</text:p>
      <text:list xml:id="list431957027025702771" text:style-name="L26">
        <text:list-item>
          <text:p text:style-name="P74">Glide by far</text:p>
        </text:list-item>
      </text:list>
      <text:p text:style-name="P72"><text:tab/>Why?</text:p>
      <text:list xml:id="list8124350883163724773" text:style-name="L27">
        <text:list-item>
          <text:p text:style-name="P75">Because climb needs additionally removal or addition of material </text:p>
        </text:list-item>
      </text:list>
      <text:p text:style-name="P72"/>
      <text:p text:style-name="P159"><text:span text:style-name="T26">How is the dynamics of dislo</text:span><text:span text:style-name="T44">ca</text:span><text:span text:style-name="T26">tions?</text:span></text:p>
      <text:list xml:id="list5801562944606379264" text:style-name="L28">
        <text:list-item>
          <text:p text:style-name="P76">Aristotelian – overdamped</text:p>
        </text:list-item>
      </text:list>
      <text:p text:style-name="P72"/>
      <text:p text:style-name="P138">What are different types of velocity laws for dislocations?</text:p>
      <text:list xml:id="list1395096134762103054" text:style-name="L29">
        <text:list-item>
          <text:p text:style-name="P77">Linear</text:p>
        </text:list-item>
        <text:list-item>
          <text:p text:style-name="P77">Exponential</text:p>
        </text:list-item>
        <text:list-item>
          <text:p text:style-name="P77">Power law</text:p>
        </text:list-item>
      </text:list>
      <text:p text:style-name="P1"><text:soft-page-break/></text:p>
      <text:p text:style-name="P159">How is the linear velocity law for dislocations defined and which physical phenomena play a role?</text:p>
      <text:list xml:id="list1950884970647633613" text:style-name="L30">
        <text:list-item>
          <text:p text:style-name="P142">It is caused by phonon drag on the dislocation</text:p>
        </text:list-item>
        <text:list-item>
          <text:p text:style-name="P142">dislocations scatter sound waves --&gt; friction force</text:p>
        </text:list-item>
        <text:list-item>
          <text:p text:style-name="P142">The friction controls and minimizes too high velocities</text:p>
        </text:list-item>
      </text:list>
      <text:p text:style-name="P7"/>
      <text:p text:style-name="P158">How is the <text:span text:style-name="T58">exponential </text:span>velocity law for dislocations defined and which physical phenomena play a role?</text:p>
      <text:list xml:id="list3829883293024278625" text:style-name="L31">
        <text:list-item>
          <text:p text:style-name="P143">Thermal activation obstacles and Peierls barriers</text:p>
        </text:list-item>
      </text:list>
      <text:p text:style-name="P8"/>
      <text:p text:style-name="P156">What is the Peierls barrier / Peierls stress?</text:p>
      <text:list xml:id="list5442097762614526966" text:style-name="L32">
        <text:list-item>
          <text:p text:style-name="P144">Stress to break the atomic bonds (while moving the dislocation)</text:p>
        </text:list-item>
      </text:list>
      <text:p text:style-name="P1"/>
      <text:p text:style-name="P157">How is the <text:span text:style-name="T59">power law </text:span>velocity for dislocations defined and which physical phenomena play a role?</text:p>
      <text:p text:style-name="P10"><draw:frame draw:style-name="fr1" draw:name="Object5" text:anchor-type="as-char" svg:y="-0.614cm" svg:width="1.605cm" svg:height="0.935cm" draw:z-index="4"><draw:object xlink:href="./Object 5" xlink:type="simple" xlink:show="embed" xlink:actuate="onLoad"/><draw:image xlink:href="./ObjectReplacements/Object 5" xlink:type="simple" xlink:show="embed" xlink:actuate="onLoad"/></draw:frame></text:p>
      <text:list xml:id="list987635727991208443" text:style-name="L33">
        <text:list-item>
          <text:p text:style-name="P146">Pure phenomenologic </text:p>
        </text:list-item>
        <text:list-item>
          <text:p text:style-name="P146">no physics</text:p>
        </text:list-item>
      </text:list>
      <text:p text:style-name="P9"/>
      <text:p text:style-name="P156">By which internal stresses is the stress that moves the dislocations opposed?</text:p>
      <text:list xml:id="list8830425288260597741" text:style-name="L34">
        <text:list-item>
          <text:p text:style-name="P145">Peierls stress </text:p>
        </text:list-item>
        <text:list-item>
          <text:p text:style-name="P145">stress required to cross obstacles</text:p>
        </text:list-item>
        <text:list-item>
          <text:p text:style-name="P145">stress induced by other dislocations (e.g. work hardening)</text:p>
        </text:list-item>
      </text:list>
      <text:p text:style-name="P11"/>
      <text:p text:style-name="P12">How do you construct a dislocation loop?</text:p>
      <text:list xml:id="list3325392559546798285" text:style-name="L35">
        <text:list-item>
          <text:p text:style-name="P147">Choose a surface inside the material with closed boundary dS</text:p>
        </text:list-item>
        <text:list-item>
          <text:p text:style-name="P147">displace boundaries by <text:span text:style-name="T1">b</text:span><text:span text:style-name="T2"> </text:span></text:p>
        </text:list-item>
        <text:list-item>
          <text:p text:style-name="P26">relax the material</text:p>
        </text:list-item>
      </text:list>
      <text:p text:style-name="P3"/>
      <text:p text:style-name="P12">For an arbitrary shear strain field it is possible to construct a corresponding dislocation density field (the dislocations are the contour lines of the shear strain field).</text:p>
      <text:p text:style-name="P12"/>
      <text:p text:style-name="P12">What are geometrical necessary dislocations?</text:p>
      <text:list xml:id="list5742312988312093121" text:style-name="L36">
        <text:list-item>
          <text:p text:style-name="P28">Dislocations associated with a heterogeneous plastic strain state (on a given scale of resolution)</text:p>
        </text:list-item>
      </text:list>
      <text:p text:style-name="P3"/>
      <text:p text:style-name="P4">How is the relation between the stress field of dislocations, their strain field and the stress field of the material?</text:p>
      <text:list xml:id="list76080642829614966" text:style-name="L37">
        <text:list-item>
          <text:p text:style-name="P148">If we can evaluate the stress field of dislocations, then we also can evaluate the (global) stress field associated with the shear strain field of the dislocations</text:p>
        </text:list-item>
      </text:list>
      <text:p text:style-name="P13"/>
      <text:p text:style-name="P13">Which kind of problems can be solved with the stress field of screw dislocations?</text:p>
      <text:list xml:id="list483804548353408122" text:style-name="L38">
        <text:list-item>
          <text:p text:style-name="P29">Anti-plane strain problems</text:p>
        </text:list-item>
      </text:list>
      <text:p text:style-name="P4"/>
      <text:p text:style-name="P13">Which kind of problems can be solved with the stress field of edge dislocation?</text:p>
      <text:list xml:id="list433485742025388579" text:style-name="L39">
        <text:list-item>
          <text:p text:style-name="P30">Plane strain problems</text:p>
        </text:list-item>
      </text:list>
      <text:p text:style-name="P13"/>
      <text:p text:style-name="P13"/>
      <text:p text:style-name="P13"/>
      <text:p text:style-name="P13"><text:soft-page-break/>What are anti-plane strain problems?</text:p>
      <text:p text:style-name="P9"/>
      <text:p text:style-name="P154">What is a single-valued displacement field (for a deformed body)?</text:p>
      <text:p text:style-name="P14"/>
      <text:p text:style-name="P154">What is compatibility condiition for a strain / distortion field?</text:p>
      <text:p text:style-name="P15"><draw:frame draw:style-name="fr1" draw:name="Object6" text:anchor-type="as-char" svg:y="-0.462cm" svg:width="2.011cm" svg:height="0.917cm" draw:z-index="5"><draw:object xlink:href="./Object 6" xlink:type="simple" xlink:show="embed" xlink:actuate="onLoad"/><draw:image xlink:href="./ObjectReplacements/Object 6" xlink:type="simple" xlink:show="embed" xlink:actuate="onLoad"/></draw:frame></text:p>
      <text:list xml:id="list7952453648028095562" text:style-name="L40">
        <text:list-item>
          <text:p text:style-name="P163"><text:span text:style-name="T10">β</text:span><text:span text:style-name="T12">: distortion</text:span></text:p>
        </text:list-item>
      </text:list>
      <text:p text:style-name="P164"/>
      <text:p text:style-name="P176">Does the compatibility condition need to be fulfilled for both elastic and plastic distortion?</text:p>
      <text:list xml:id="list448565615494717155" text:style-name="L41">
        <text:list-item>
          <text:p text:style-name="P165">No, only in sum (elastic + plastic) it needs to be fulfilled</text:p>
        </text:list-item>
      </text:list>
      <text:p text:style-name="P164"/>
      <text:p text:style-name="P176">Where is the incompatibility of the elastic field placed looking at a dislocation?</text:p>
      <text:list xml:id="list4784295357392839837" text:style-name="L42">
        <text:list-item>
          <text:p text:style-name="P166">In the dislocation line (elastic singularity)</text:p>
        </text:list-item>
      </text:list>
      <text:p text:style-name="P164"/>
      <text:p text:style-name="P175">Can dislocations be formed in thermal equilibrium?</text:p>
      <text:list xml:id="list5594111924590511948" text:style-name="L43">
        <text:list-item>
          <text:p text:style-name="P177"><text:span text:style-name="T12">No, the formation energy is much to high (above 1eV per </text:span><text:span text:style-name="T13">b</text:span><text:span text:style-name="T14">)</text:span></text:p>
        </text:list-item>
      </text:list>
      <text:p text:style-name="P167"/>
      <text:p text:style-name="P153"><text:span text:style-name="T12">How does one solve the stress problem of a </text:span><text:span text:style-name="T15">screw</text:span><text:span text:style-name="T12"> dislocation near a boundary?</text:span></text:p>
      <text:list xml:id="list8680877334875537673" text:style-name="L44">
        <text:list-item>
          <text:p text:style-name="P168">Condition: Surface must be traction-free</text:p>
        </text:list-item>
        <text:list-item>
          <text:p text:style-name="P178"><text:span text:style-name="T14">place an image </text:span><text:span text:style-name="T16">screw</text:span><text:span text:style-name="T18"> dislocation of opposite sign</text:span><text:span text:style-name="T14"> on the other side</text:span></text:p>
          <text:list>
            <text:list-item>
              <text:p text:style-name="P168">the dislocation experiences an attractive force towards the boundary because of image interaction</text:p>
            </text:list-item>
          </text:list>
        </text:list-item>
      </text:list>
      <text:p text:style-name="P169"/>
      <text:p text:style-name="P152"><text:span text:style-name="T12">Which problem does an infinte straight </text:span><text:span text:style-name="T15">screw</text:span><text:span text:style-name="T17"> dislocation describe?</text:span></text:p>
      <text:list xml:id="list5034861855739719079" text:style-name="L45">
        <text:list-item>
          <text:p text:style-name="P170">Anti-plane strain problem</text:p>
        </text:list-item>
      </text:list>
      <text:p text:style-name="P172"/>
      <text:p text:style-name="P174">Which components of the displacement vector and the strain tensor do not vanish?</text:p>
      <text:list xml:id="list195412198484549" text:continue-numbering="true" text:style-name="L45">
        <text:list-item>
          <text:p text:style-name="P181"><text:span text:style-name="T18">non-vanishing displacements: u</text:span><text:span text:style-name="T54">z</text:span><text:span text:style-name="T46"> </text:span></text:p>
        </text:list-item>
        <text:list-item>
          <text:p text:style-name="P179"><text:span text:style-name="T18">non-vanishing strain components: </text:span><text:span text:style-name="T11">ε</text:span><text:span text:style-name="T54">xz</text:span><text:span text:style-name="T46"> und </text:span><text:span text:style-name="T40">ε</text:span><text:span text:style-name="T54">yz</text:span><text:span text:style-name="T46"> <text:s/></text:span></text:p>
        </text:list-item>
      </text:list>
      <text:p text:style-name="P169"/>
      <text:p text:style-name="P152"><text:span text:style-name="T12">Which problem does an infinte straight </text:span><text:span text:style-name="T15">edge</text:span><text:span text:style-name="T17"> dislocation describe?</text:span></text:p>
      <text:list xml:id="list195413051818026" text:continue-numbering="true" text:style-name="L45">
        <text:list-item>
          <text:p text:style-name="P171">Plane strain problem</text:p>
        </text:list-item>
      </text:list>
      <text:p text:style-name="P173"/>
      <text:p text:style-name="P174">Which components of the displacement vector, the strain and the stress tensor do not vanish?</text:p>
      <text:list xml:id="list195413694905981" text:continue-numbering="true" text:style-name="L45">
        <text:list-item>
          <text:p text:style-name="P181"><text:span text:style-name="T18">non-vanishing displacements: u</text:span><text:span text:style-name="T54">x</text:span><text:span text:style-name="T46"> und u</text:span><text:span text:style-name="T54">y</text:span><text:span text:style-name="T46"> </text:span></text:p>
        </text:list-item>
        <text:list-item>
          <text:p text:style-name="P180"><text:span text:style-name="T18">non-vanishing strain components: </text:span><text:span text:style-name="T40">ε</text:span><text:span text:style-name="T54">xx</text:span><text:span text:style-name="T46">, </text:span><text:span text:style-name="T40">ε</text:span><text:span text:style-name="T54">xy</text:span><text:span text:style-name="T46"> und </text:span><text:span text:style-name="T40">ε</text:span><text:span text:style-name="T55">y</text:span><text:span text:style-name="T54">y</text:span></text:p>
        </text:list-item>
        <text:list-item>
          <text:p text:style-name="P180"><text:span text:style-name="T46">non-vanishing </text:span><text:span text:style-name="T47">stress</text:span><text:span text:style-name="T46"> components:</text:span><text:span text:style-name="T54"> </text:span><text:span text:style-name="T41">σ</text:span><text:span text:style-name="T54">xx</text:span><text:span text:style-name="T46">, </text:span><text:span text:style-name="T41">σ</text:span><text:span text:style-name="T54">xy</text:span><text:span text:style-name="T46">, </text:span><text:span text:style-name="T41">σ</text:span><text:span text:style-name="T55">y</text:span><text:span text:style-name="T54">y </text:span><text:span text:style-name="T46">und <text:s/></text:span><text:span text:style-name="T41">σ</text:span><text:span text:style-name="T56">zz</text:span><text:span text:style-name="T41"> </text:span></text:p>
        </text:list-item>
      </text:list>
      <text:p text:style-name="P68"/>
      <text:p text:style-name="P70">With which kind of functions is the general plane strain problem solved?</text:p>
      <text:list xml:id="list4273262955187299695" text:style-name="L46">
        <text:list-item>
          <text:p text:style-name="P69">Airy stress function </text:p>
        </text:list-item>
      </text:list>
      <text:p text:style-name="P68"/>
      <text:p text:style-name="P70">What are the pre-requisites for solving the stress problem of an infinite straight edge dislocation?</text:p>
      <text:list xml:id="list289171887141418843" text:style-name="L47">
        <text:list-item>
          <text:p text:style-name="P182"><text:span text:style-name="T40">A spatial decay with 1/r (why? --&gt; </text:span><text:span text:style-name="T42">Unterlagen</text:span><text:span text:style-name="T33">)</text:span></text:p>
        </text:list-item>
        <text:list-item>
          <text:p text:style-name="P182"><text:span text:style-name="T33">Solution must be zero an x-axis (why? --&gt; </text:span><text:span text:style-name="T42">Unterlagen</text:span><text:span text:style-name="T33">)</text:span></text:p>
        </text:list-item>
        <text:list-item>
          <text:p text:style-name="P182"><text:span text:style-name="T33">Solution must have a maximum at the positive y-axis and a minimum at the negative y-axis (why? --&gt; </text:span><text:span text:style-name="T42">Unterlagen</text:span><text:span text:style-name="T33">)</text:span></text:p>
        </text:list-item>
      </text:list>
      <text:p text:style-name="P57"/>
      <text:p text:style-name="P57"/>
      <text:p text:style-name="P57"/>
      <text:p text:style-name="P65"><text:soft-page-break/>What is the formula for the elastic energy of an infinite straight edge dislocation?</text:p>
      <text:p text:style-name="P58"/>
      <text:p text:style-name="P58"><draw:frame draw:style-name="fr1" draw:name="Object7" text:anchor-type="as-char" svg:y="-0.741cm" svg:width="2.856cm" svg:height="1.242cm" draw:z-index="6"><draw:object xlink:href="./Object 7" xlink:type="simple" xlink:show="embed" xlink:actuate="onLoad"/><draw:image xlink:href="./ObjectReplacements/Object 7" xlink:type="simple" xlink:show="embed" xlink:actuate="onLoad"/></draw:frame></text:p>
      <text:list xml:id="list8830429012685064934" text:style-name="L48">
        <text:list-item>
          <text:p text:style-name="P183"><text:span text:style-name="T33">R</text:span><text:span text:style-name="T57">0</text:span><text:span text:style-name="T33">: outer radius (grain size)</text:span></text:p>
        </text:list-item>
        <text:list-item>
          <text:p text:style-name="P183"><text:span text:style-name="T33">r</text:span><text:span text:style-name="T57">i</text:span><text:span text:style-name="T33">: inner cut-off radius</text:span></text:p>
        </text:list-item>
      </text:list>
      <text:p text:style-name="P59"/>
      <text:p text:style-name="P64">How is the problem with an edge dislocation sitting close to a boundary solved?</text:p>
      <text:list xml:id="list7096943612763969993" text:style-name="L49">
        <text:list-item>
          <text:p text:style-name="P184"><text:span text:style-name="T33">The stress on the boundary must be zero (</text:span><text:span text:style-name="T42">why actually?</text:span><text:span text:style-name="T33">)</text:span></text:p>
        </text:list-item>
        <text:list-item>
          <text:p text:style-name="P60">put an image dislocation of opposite sign onto the other side</text:p>
          <text:list>
            <text:list-item>
              <text:p text:style-name="P60">does not fully remove the shear stress <text:s/>--&gt; put dislocations with Burgers vector in y-direction onto the surface</text:p>
            </text:list-item>
          </text:list>
        </text:list-item>
      </text:list>
      <text:p text:style-name="P59"/>
      <text:p text:style-name="P59"/>
      <text:p text:style-name="P151"><text:span text:style-name="T35">How do pile-ups </text:span><text:span text:style-name="T36">form?</text:span></text:p>
      <text:list xml:id="list1562833023417568288" text:style-name="L50">
        <text:list-item>
          <text:p text:style-name="P61">For example through dislocation sources like a Frank-Read source</text:p>
        </text:list-item>
      </text:list>
      <text:p text:style-name="P62"/>
      <text:p text:style-name="P63">How does the stress field from the obstacle in direction of the dislocations look like?</text:p>
      <text:list xml:id="list2290607261887490008" text:style-name="L51">
        <text:list-item>
          <text:p text:style-name="P78"><text:span text:style-name="T18">Like 1/r<text:tab/><text:tab/>(</text:span><text:span text:style-name="T19">image</text:span><text:span text:style-name="T20">)</text:span></text:p>
        </text:list-item>
      </text:list>
      <text:p text:style-name="P80"/>
      <text:p text:style-name="P83">Where does the formation of pile-ups leads to?</text:p>
      <text:list xml:id="list962850232147436107" text:style-name="L52">
        <text:list-item>
          <text:p text:style-name="P81">The Hall-Petch law for polycrystalline hardening (The material is harder when the crystalls are smaller)</text:p>
        </text:list-item>
      </text:list>
      <text:p text:style-name="P80"/>
      <text:p text:style-name="P137"><text:span text:style-name="T22">What can be envisaged as a planar array of </text:span><text:span text:style-name="T25">edge</text:span><text:span text:style-name="T22"> dislocations?</text:span></text:p>
      <text:list xml:id="list8476206812469036883" text:style-name="L53">
        <text:list-item>
          <text:p text:style-name="P82">(Tilt) Grain Boundary</text:p>
        </text:list-item>
      </text:list>
      <text:p text:style-name="P80"/>
      <text:p text:style-name="P16"><text:span text:style-name="T20"><text:tab/></text:span><text:span text:style-name="T21">Is the same true for a twist boundary and </text:span><text:span text:style-name="T24">screw</text:span><text:span text:style-name="T21"> dislocations?</text:span></text:p>
      <text:list xml:id="list7889892414165226018" text:style-name="L54">
        <text:list-item>
          <text:p text:style-name="P79"><text:span text:style-name="T20">No, a twist boundary cannot easily be formed through a planar array of </text:span><text:span text:style-name="T23">screw</text:span><text:span text:style-name="T20"> dislocations</text:span></text:p>
        </text:list-item>
        <text:list-item>
          <text:p text:style-name="P79"><text:span text:style-name="T20">a network of </text:span><text:span text:style-name="T23">screw</text:span><text:span text:style-name="T20"> dislocation is necessary</text:span></text:p>
        </text:list-item>
      </text:list>
      <text:p text:style-name="P84"/>
      <text:p text:style-name="P134">How is the self-interaction of a dislocation described?</text:p>
      <text:list xml:id="list6144931993811305512" text:style-name="L55">
        <text:list-item>
          <text:p text:style-name="P87">For fairly short segments, where the dislocation can be envisaged as almost straight, the dislocation can be treated as rubber string</text:p>
          <text:list>
            <text:list-item>
              <text:p text:style-name="P87">the line tension does not depend on the overall configuration of the dislocation and is basically constant</text:p>
            </text:list-item>
          </text:list>
        </text:list-item>
      </text:list>
      <text:p text:style-name="P86"/>
      <text:p text:style-name="P134">Which forces play a role at the interaction between dislocations and obstacles?</text:p>
      <text:list xml:id="list1756918560605662328" text:style-name="L56">
        <text:list-item>
          <text:p text:style-name="P88">Dislocation self-interaction (line tension)</text:p>
        </text:list-item>
        <text:list-item>
          <text:p text:style-name="P88">interaction with obstacles</text:p>
        </text:list-item>
        <text:list-item>
          <text:p text:style-name="P88">external forces (induced by external stresses)</text:p>
        </text:list-item>
      </text:list>
      <text:p text:style-name="P86"/>
      <text:p text:style-name="P134">Which kinds of obstacles do exist?</text:p>
      <text:list xml:id="list3534380513525281968" text:style-name="L57">
        <text:list-item>
          <text:p text:style-name="P89">Strong obstacles</text:p>
        </text:list-item>
        <text:list-item>
          <text:p text:style-name="P89">Weak obstacles</text:p>
        </text:list-item>
      </text:list>
      <text:p text:style-name="P86"/>
      <text:p text:style-name="P134">What are strong obstacles?</text:p>
      <text:list xml:id="list7874682031711849248" text:style-name="L58">
        <text:list-item>
          <text:p text:style-name="P90">Even a single obstacle leads to strong deformation of dislocation (precipitates, ...)</text:p>
        </text:list-item>
        <text:list-item>
          <text:p text:style-name="P93">but they might be easier to pass than the weak obstacles</text:p>
        </text:list-item>
      </text:list>
      <text:p text:style-name="P92"><text:soft-page-break/></text:p>
      <text:p text:style-name="P134">What are weak obstacles?</text:p>
      <text:list xml:id="list8092215172869529645" text:style-name="L59">
        <text:list-item>
          <text:p text:style-name="P91">Only the cumulative action of many obstacles leads to deformation of the dislocation (vacancies, solute atoms, ...)</text:p>
        </text:list-item>
        <text:list-item>
          <text:p text:style-name="P94">but because they are so many they might be harder to pass than the strong obstacles</text:p>
        </text:list-item>
      </text:list>
      <text:p text:style-name="P86"/>
      <text:p text:style-name="P192">What happens at infinitely strong obstacles?</text:p>
      <text:list xml:id="list1641389977694943990" text:style-name="L60">
        <text:list-item>
          <text:p text:style-name="P186">The dislocation passes by leaving a loop </text:p>
        </text:list-item>
      </text:list>
      <text:p text:style-name="P185"/>
      <text:p text:style-name="P192">What happens at very weak obstacles?</text:p>
      <text:list xml:id="list6332194546459850331" text:style-name="L61">
        <text:list-item>
          <text:p text:style-name="P187">The dislocation remains almost straight, and is actually pinned at the obstacles</text:p>
        </text:list-item>
      </text:list>
      <text:p text:style-name="P85"/>
      <text:p text:style-name="P133">What is a discrete dislocation simulation?</text:p>
      <text:list xml:id="list4746188704583837894" text:style-name="L62">
        <text:list-item>
          <text:p text:style-name="P95">Looking at the motion of dislocations under the influence of external stresses and interaction with other <text:span text:style-name="T60">defects</text:span></text:p>
        </text:list-item>
      </text:list>
      <text:p text:style-name="P92"/>
      <text:p text:style-name="P132">How is the atomic arrangement put into the dislocation simulation?</text:p>
      <text:list xml:id="list7008348081600804295" text:style-name="L63">
        <text:list-item>
          <text:p text:style-name="P97">By properties attached to the dislocation lines</text:p>
        </text:list-item>
      </text:list>
      <text:p text:style-name="P96"/>
      <text:p text:style-name="P132">Which parameters can be altered in dislocation simulation?</text:p>
      <text:list xml:id="list3700235198707557418" text:style-name="L64">
        <text:list-item>
          <text:p text:style-name="P98">Core radius</text:p>
        </text:list-item>
        <text:list-item>
          <text:p text:style-name="P98">line tension model</text:p>
        </text:list-item>
        <text:list-item>
          <text:p text:style-name="P98">mobility parameter </text:p>
        </text:list-item>
        <text:list-item>
          <text:p text:style-name="P98">annihilation distance</text:p>
        </text:list-item>
        <text:list-item>
          <text:p text:style-name="P98">etc.</text:p>
        </text:list-item>
      </text:list>
      <text:p text:style-name="P96"/>
      <text:p text:style-name="P132">What can dislocation simulations be used for?</text:p>
      <text:list xml:id="list2606060174541407557" text:style-name="L65">
        <text:list-item>
          <text:p text:style-name="P99">Validation of continuum models</text:p>
        </text:list-item>
        <text:list-item>
          <text:p text:style-name="P99">dteermination of microscale stress strain curves</text:p>
        </text:list-item>
        <text:list-item>
          <text:p text:style-name="P99">understanding microscale mechanisms by switching certain mechanisms on/off</text:p>
        </text:list-item>
        <text:list-item>
          <text:p text:style-name="P99">analysis of strain hardening mechanisms</text:p>
        </text:list-item>
        <text:list-item>
          <text:p text:style-name="P99">(understanding size effects)</text:p>
        </text:list-item>
      </text:list>
      <text:p text:style-name="P96"/>
      <text:p text:style-name="P132">What are the limits of dislocation simulations?</text:p>
      <text:list xml:id="list268114491845085094" text:style-name="L66">
        <text:list-item>
          <text:p text:style-name="P100">Short length scales</text:p>
        </text:list-item>
        <text:list-item>
          <text:p text:style-name="P100">high strain rates (typically ~10² s<text:span text:style-name="T7">-1</text:span><text:span text:style-name="T61">)</text:span></text:p>
        </text:list-item>
        <text:list-item>
          <text:p text:style-name="P101">difficulties with interactions at the boundary</text:p>
        </text:list-item>
        <text:list-item>
          <text:p text:style-name="P101">small details (i.e. changes in parameters) may change a lot </text:p>
        </text:list-item>
        <text:list-item>
          <text:p text:style-name="P101">complex sample geometries are hard to simulate</text:p>
        </text:list-item>
        <text:list-item>
          <text:p text:style-name="P101">still the most simulations are carried out for the easiest case of isotropic elasticity</text:p>
        </text:list-item>
      </text:list>
      <text:p text:style-name="P102"/>
      <text:p text:style-name="P131">What are the main problems of dislocation simulations?</text:p>
      <text:list xml:id="list3645795073827800560" text:style-name="L67">
        <text:list-item>
          <text:p text:style-name="P103">Long-range nature of dislocation stresses (everything interacts with everything)</text:p>
        </text:list-item>
        <text:list-item>
          <text:p text:style-name="P103">intermittent (pulsierend) dynamics: most of the time nothing happens and then at some point rapid avalanches occur</text:p>
        </text:list-item>
      </text:list>
      <text:p text:style-name="P102"/>
      <text:p text:style-name="P131">What are the assumptions for 2D dislocation simulations?</text:p>
      <text:list xml:id="list698898521793062468" text:style-name="L68">
        <text:list-item>
          <text:p text:style-name="P104">Rigid, straight, parallel dislocations, which cat like point particles in 2D</text:p>
        </text:list-item>
        <text:list-item>
          <text:p text:style-name="P104">either edge or screw dislocations (WHY?)</text:p>
        </text:list-item>
      </text:list>
      <text:p text:style-name="P188"/>
      <text:p text:style-name="P191"><text:soft-page-break/>What are the disadvantages of 2D dislocation simulations?</text:p>
      <text:list xml:id="list1590248626277879056" text:style-name="L69">
        <text:list-item>
          <text:p text:style-name="P189">3D effects cannot be represented </text:p>
          <text:list>
            <text:list-item>
              <text:p text:style-name="P190">can be met by including certain rules to mimic 3D behaviour</text:p>
            </text:list-item>
          </text:list>
        </text:list-item>
      </text:list>
      <text:p text:style-name="P102"/>
      <text:p text:style-name="P130">How are boundary conditions imposed at dislocation simulations <text:span text:style-name="T62">(no periodic BCs)</text:span>?</text:p>
      <text:list xml:id="list2740559300272774341" text:style-name="L70">
        <text:list-item>
          <text:p text:style-name="P105">Summation of</text:p>
          <text:list>
            <text:list-item>
              <text:p text:style-name="P105">stress field of dislocations in infinte body</text:p>
            </text:list-item>
            <text:list-item>
              <text:p text:style-name="P105">stress field in dislocation <text:span text:style-name="T1">free</text:span> body with modified surface displacements/tractions</text:p>
            </text:list-item>
          </text:list>
        </text:list-item>
      </text:list>
      <text:p text:style-name="P106"/>
      <text:p text:style-name="P129">How are periodic BCs applied <text:span text:style-name="T63">to</text:span> dislocation simulations?</text:p>
      <text:list xml:id="list5876086999447141444" text:style-name="L72">
        <text:list-item>
          <text:p text:style-name="P108">Problem: <text:span text:style-name="T63">long range stress fields (summation over infinitely many image stresses necessary), this is why: </text:span></text:p>
        </text:list-item>
      </text:list>
      <text:list xml:id="list15707339928660130" text:style-name="L71">
        <text:list-item>
          <text:p text:style-name="P206"><text:span text:style-name="T48">At first analytical calculation of stress field perpendicular to burgers vector direction</text:span></text:p>
        </text:list-item>
        <text:list-item>
          <text:p text:style-name="P107">then numerical calculation of stress field in burgers vector direction (over finite amount of dislocation walls)</text:p>
        </text:list-item>
        <text:list-item>
          <text:p text:style-name="P109">error for stress field is quite small</text:p>
        </text:list-item>
      </text:list>
      <text:p text:style-name="P110"/>
      <text:p text:style-name="P110"><text:s text:c="5"/><text:span text:style-name="T1">The method above is only for dislocations possible which are aligned parallel to the simulation box boundaries. What does one do for not perfectly aligned dislocations?</text:span></text:p>
      <text:list xml:id="list1097911899906135587" text:style-name="L73">
        <text:list-item>
          <text:p text:style-name="P111">Split their Burgers vectors in partial Burgers vectors which are aligned to the boundaries</text:p>
        </text:list-item>
      </text:list>
      <text:p text:style-name="P110"/>
      <text:p text:style-name="P128">What is the problem wih climb in dislocation simulations?</text:p>
      <text:list xml:id="list1482157164849758885" text:style-name="L74">
        <text:list-item>
          <text:p text:style-name="P112">It is much slower than glide (therefore, often only glide motion is considered)</text:p>
        </text:list-item>
      </text:list>
      <text:p text:style-name="P110"/>
      <text:p text:style-name="P127">What kind of different dynamics are possible in a dislocation dynamics simulation?</text:p>
      <text:list xml:id="list8902976337223465830" text:style-name="L75">
        <text:list-item>
          <text:p text:style-name="P114">Continuous (MD-like)</text:p>
        </text:list-item>
        <text:list-item>
          <text:p text:style-name="P114">discontinuous (Monte Carlo – like)</text:p>
        </text:list-item>
      </text:list>
      <text:p text:style-name="P113"/>
      <text:p text:style-name="P127">What is a possible Monte-Carlo moving criterion for dislocations?</text:p>
      <text:list xml:id="list4161830045698686032" text:style-name="L77">
        <text:list-item>
          <text:p text:style-name="P116">Only the dislocation with the highest stress is moved</text:p>
        </text:list-item>
        <text:list-item>
          <text:p text:style-name="P116">(fair representation of temperature activated movement of dislocations)</text:p>
        </text:list-item>
      </text:list>
      <text:p text:style-name="P113"/>
      <text:p text:style-name="P127">Why discontinuous simulation methods for dislocation simulations so fast?</text:p>
      <text:list xml:id="list1366185011376661138" text:style-name="L76">
        <text:list-item>
          <text:p text:style-name="P115">Because the interactions are tabulated and do not need to be calculated</text:p>
        </text:list-item>
      </text:list>
      <text:p text:style-name="P113"/>
      <text:p text:style-name="P127">Which motion is considered in continuous dislocation simulations?</text:p>
      <text:list xml:id="list2504807941032915149" text:style-name="L78">
        <text:list-item>
          <text:p text:style-name="P117">Aristotelian</text:p>
        </text:list-item>
      </text:list>
      <text:p text:style-name="P113"/>
      <text:p text:style-name="P126">How are <text:span text:style-name="T64">the possibilities to </text:span>represented dislocation lines in a 3D dislocation simulation?</text:p>
      <text:list xml:id="list2661077843350140574" text:style-name="L79">
        <text:list-item>
          <text:p text:style-name="P118">As a sequence of straight segments with discrete orientations</text:p>
        </text:list-item>
        <text:list-item>
          <text:p text:style-name="P119">as a sequence of straight segments with arbitrary orientations</text:p>
        </text:list-item>
        <text:list-item>
          <text:p text:style-name="P119">as parametric splines</text:p>
        </text:list-item>
      </text:list>
      <text:p text:style-name="P120"/>
      <text:p text:style-name="P125">How is the scheme for moving dislocation lines?</text:p>
      <text:list xml:id="list4757589613664542113" text:style-name="L80">
        <text:list-item>
          <text:p text:style-name="P121">Evaluate forces</text:p>
        </text:list-item>
        <text:list-item>
          <text:p text:style-name="P121">Evaluate velocities</text:p>
        </text:list-item>
        <text:list-item>
          <text:p text:style-name="P121">move segments</text:p>
        </text:list-item>
        <text:list-item>
          <text:p text:style-name="P121">Adjust segment lengths and/or remove segments</text:p>
        </text:list-item>
      </text:list>
      <text:p text:style-name="P120"/>
      <text:p text:style-name="P120"/>
      <text:p text:style-name="P125"><text:soft-page-break/>What are problems concerning the discrete representation of dislocations?</text:p>
      <text:list xml:id="list7574521153153556650" text:style-name="L81">
        <text:list-item>
          <text:p text:style-name="P122">Choice of fixed orientations has big influence on some mechanisms</text:p>
        </text:list-item>
        <text:list-item>
          <text:p text:style-name="P122">interaction between dislocations is badly represented</text:p>
        </text:list-item>
      </text:list>
      <text:p text:style-name="P120"/>
      <text:p text:style-name="P124">How does the continuous scheme look like for dislocation movement?</text:p>
      <text:list xml:id="list3587410618535069132" text:style-name="L82">
        <text:list-item>
          <text:p text:style-name="P123">Calculation of nodal forces</text:p>
        </text:list-item>
        <text:list-item>
          <text:p text:style-name="P123">Calculation of nodal velocities</text:p>
        </text:list-item>
        <text:list-item>
          <text:p text:style-name="P123">numerical time integration</text:p>
        </text:list-item>
        <text:list-item>
          <text:p text:style-name="P207"><text:span text:style-name="T49">topological changes</text:span></text:p>
        </text:list-item>
      </text:list>
      <text:p text:style-name="P208"><text:span text:style-name="T49"/></text:p>
      <text:p text:style-name="P150"><text:span text:style-name="T51">Which kinds of dislocation reactions do exist?</text:span></text:p>
      <text:list xml:id="list2007847150240175992" text:style-name="L85">
        <text:list-item>
          <text:p text:style-name="P210"><text:span text:style-name="T49">Junction formations</text:span></text:p>
        </text:list-item>
      </text:list>
      <text:list xml:id="list3323943215682653495" text:style-name="L84">
        <text:list-item>
          <text:p text:style-name="P209"><text:span text:style-name="T49">Lomer reaction</text:span></text:p>
        </text:list-item>
        <text:list-item>
          <text:p text:style-name="P209"><text:span text:style-name="T49">glissile reaction</text:span></text:p>
        </text:list-item>
        <text:list-item>
          <text:p text:style-name="P209"><text:span text:style-name="T49">Hirth reaction </text:span></text:p>
        </text:list-item>
        <text:list-item>
          <text:p text:style-name="P209"><text:span text:style-name="T49">collinear reaction </text:span></text:p>
        </text:list-item>
      </text:list>
      <text:p text:style-name="P208"><text:span text:style-name="T65"><text:tab/><text:tab/>H</text:span><text:span text:style-name="T66">o</text:span><text:span text:style-name="T65">w do they look like?</text:span></text:p>
      <text:p text:style-name="P208"><text:span text:style-name="T65"/></text:p>
      <text:list xml:id="list5276274937049421874" text:style-name="L86">
        <text:list-item>
          <text:p text:style-name="P194"><text:span text:style-name="T49">C</text:span><text:span text:style-name="T46">ross slip of screw dislocations</text:span></text:p>
        </text:list-item>
        <text:list-item>
          <text:p text:style-name="P194"><text:span text:style-name="T46">dislocation annihilation</text:span></text:p>
        </text:list-item>
        <text:list-item>
          <text:p text:style-name="P194"><text:span text:style-name="T46">absorption, transmission, etc. at interfaces/surfaces</text:span></text:p>
        </text:list-item>
      </text:list>
      <text:p text:style-name="P195"><text:span text:style-name="T46"/></text:p>
      <text:p text:style-name="P205"><text:span text:style-name="T45">How is the relation between FEM and DDD in a simulation?</text:span></text:p>
      <text:list xml:id="list2091389387667476198" text:style-name="L87">
        <text:list-item>
          <text:p text:style-name="P196"><text:span text:style-name="T46">The FEM provides results for the stress field in volume (which is used for determining interactions in the DDD simulation </text:span></text:p>
        </text:list-item>
        <text:list-item>
          <text:p text:style-name="P196"><text:span text:style-name="T46">The DDD part sends information about the dislocation microstructure to the FEM (where it is used as input for the calculation of boundary conditions for the micro components)</text:span></text:p>
        </text:list-item>
      </text:list>
      <text:p text:style-name="P195"><text:span text:style-name="T46"/></text:p>
      <text:p text:style-name="P204"><text:span text:style-name="T45">How are the initial conditions set for a discrete dislocation simulation (different possibilities)?</text:span></text:p>
      <text:list xml:id="list2847641400158912419" text:style-name="L88">
        <text:list-item>
          <text:p text:style-name="P198"><text:span text:style-name="T46">Random segments with pinned endpoints (unphysical since dislocations cannot inside the crystal)</text:span></text:p>
        </text:list-item>
        <text:list-item>
          <text:p text:style-name="P198"><text:span text:style-name="T46">introduce random straight lines from surface to surface and relax</text:span></text:p>
        </text:list-item>
        <text:list-item>
          <text:p text:style-name="P198"><text:span text:style-name="T46">introduce random loops and relax</text:span></text:p>
        </text:list-item>
        <text:list-item>
          <text:p text:style-name="P198"><text:span text:style-name="T46">cutting out simulation box from prestrained larger volume</text:span></text:p>
        </text:list-item>
      </text:list>
      <text:p text:style-name="P197"><text:span text:style-name="T46"/></text:p>
      <text:p text:style-name="P197"><text:span text:style-name="T50">Which possibilites exist to simplify the simulations of dislocations?</text:span></text:p>
      <text:list xml:id="list4864164118003079627" text:style-name="L89">
        <text:list-item>
          <text:p text:style-name="P199"><text:span text:style-name="T46">Make generalized continuum models</text:span></text:p>
        </text:list-item>
      </text:list>
      <text:p text:style-name="P197"><text:span text:style-name="T46"/></text:p>
      <text:p text:style-name="P204"><text:span text:style-name="T45">What are the advantages of generalized continuum models?</text:span></text:p>
      <text:list xml:id="list7219866926271545062" text:style-name="L90">
        <text:list-item>
          <text:p text:style-name="P200"><text:span text:style-name="T46">One value can represent many discrete elements</text:span></text:p>
          <text:list>
            <text:list-item>
              <text:p text:style-name="P200"><text:span text:style-name="T46">reduce computational costs</text:span></text:p>
            </text:list-item>
          </text:list>
        </text:list-item>
      </text:list>
      <text:p text:style-name="P197"><text:span text:style-name="T46"/></text:p>
      <text:p text:style-name="P193"><text:span text:style-name="T45">The equations for dislocations (movement, stresses, etc.) are invariant. What does that mean?</text:span></text:p>
      <text:p text:style-name="P201"><text:span text:style-name="T46"/></text:p>
      <text:p text:style-name="P203"><text:span text:style-name="T45">What does the DFT formulation for dislocations aim?</text:span></text:p>
      <text:list xml:id="list2254562723556623986" text:style-name="L91">
        <text:list-item>
          <text:p text:style-name="P202"><text:span text:style-name="T46">By reformulating the dislocation dynamics in a continuum setting one might be better able to see how (or not) engineering plasticity represents the microscale processes at its physical origin</text:span></text:p>
        </text:list-item>
      </text:list>
      <text:p text:style-name="P201"><text:span text:style-name="T46"/></text:p>
      <text:p text:style-name="P136"/>
      <text:p text:style-name="P1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5:59:08.364257947</meta:creation-date>
    <dc:date>2017-03-09T19:54:11.695717641</dc:date>
    <meta:editing-duration>PT2H27M1S</meta:editing-duration>
    <meta:editing-cycles>13</meta:editing-cycles>
    <meta:generator>LibreOffice/5.2.3.3$Linux_X86_64 LibreOffice_project/20$Build-3</meta:generator>
    <meta:print-date>2017-03-09T19:48:08.250673058</meta:print-date>
    <meta:document-statistic meta:table-count="0" meta:image-count="0" meta:object-count="7" meta:page-count="8" meta:paragraph-count="270" meta:word-count="2290" meta:character-count="13990" meta:non-whitespace-character-count="12102"/>
  </office:meta>
</office:document-meta>
</file>

<file path=Object 1/content.xml><?xml version="1.0" encoding="utf-8"?>
<math xmlns="http://www.w3.org/1998/Math/MathML" display="block">
  <semantics>
    <mrow>
      <mrow>
        <mstyle mathvariant="bold">
          <msub>
            <mi mathvariant="normal">β</mi>
            <mi>p</mi>
          </msub>
        </mstyle>
        <mo stretchy="false">=</mo>
        <mrow>
          <munder>
            <mo stretchy="false">∑</mo>
            <mi mathvariant="normal">α</mi>
          </munder>
          <msup>
            <mi mathvariant="normal">γ</mi>
            <mi mathvariant="normal">α</mi>
          </msup>
        </mrow>
      </mrow>
      <mstyle mathvariant="bold">
        <msup>
          <mi>B</mi>
          <mi mathvariant="normal">α</mi>
        </msup>
      </mstyle>
    </mrow>
    <annotation encoding="StarMath 5.0">bold %beta_p = sum from %alpha %gamma^%alpha bold B^%alpha </annotation>
  </semantics>
</math>
</file>

<file path=Object 2/content.xml><?xml version="1.0" encoding="utf-8"?>
<math xmlns="http://www.w3.org/1998/Math/MathML" display="block">
  <semantics>
    <mrow>
      <mrow>
        <mstyle mathvariant="bold">
          <msub>
            <mi mathvariant="normal">ε</mi>
            <mi>p</mi>
          </msub>
        </mstyle>
        <mo stretchy="false">=</mo>
        <mstyle mathvariant="bold">
          <msubsup>
            <mi mathvariant="normal">β</mi>
            <mi>p</mi>
            <mrow>
              <mo fence="true" stretchy="false">(</mo>
              <mrow>
                <mi>s</mi>
              </mrow>
              <mo fence="true" stretchy="false">)</mo>
            </mrow>
          </msubsup>
        </mstyle>
        <mo stretchy="false">=</mo>
        <mrow>
          <munder>
            <mo stretchy="false">∑</mo>
            <mi mathvariant="normal">α</mi>
          </munder>
          <msup>
            <mi mathvariant="normal">γ</mi>
            <mi mathvariant="normal">α</mi>
          </msup>
        </mrow>
      </mrow>
      <mstyle mathvariant="bold">
        <msup>
          <mi>M</mi>
          <mi mathvariant="normal">α</mi>
        </msup>
      </mstyle>
    </mrow>
    <annotation encoding="StarMath 5.0">bold %varepsilon _ p = bold %beta_p^(s) = sum from %alpha %gamma^%alpha bold M^%alpha </annotation>
  </semantics>
</math>
</file>

<file path=Object 3/content.xml><?xml version="1.0" encoding="utf-8"?>
<math xmlns="http://www.w3.org/1998/Math/MathML" display="block">
  <semantics>
    <mrow>
      <mrow>
        <msup>
          <mi mathvariant="normal">τ</mi>
          <mi mathvariant="normal">α</mi>
        </msup>
        <mo stretchy="false">=</mo>
        <mstyle mathvariant="bold">
          <msup>
            <mi>M</mi>
            <mi mathvariant="normal">α</mi>
          </msup>
        </mstyle>
      </mrow>
      <mi mathvariant="normal">:</mi>
      <mstyle mathvariant="bold">
        <mi mathvariant="normal">σ</mi>
      </mstyle>
    </mrow>
    <annotation encoding="StarMath 5.0">%tau^%alpha = bold M^%alpha : bold %sigma</annotation>
  </semantics>
</math>
</file>

<file path=Object 4/content.xml><?xml version="1.0" encoding="utf-8"?>
<math xmlns="http://www.w3.org/1998/Math/MathML" display="block">
  <semantics>
    <mrow>
      <mstyle mathvariant="bold">
        <msub>
          <mi>F</mi>
          <mi mathvariant="italic">PK</mi>
        </msub>
      </mstyle>
      <mo stretchy="false">=</mo>
      <mrow>
        <mrow>
          <mo fence="true" stretchy="false">(</mo>
          <mrow>
            <mrow>
              <mstyle mathvariant="bold">
                <mi mathvariant="normal">σ</mi>
              </mstyle>
              <mo stretchy="false">⋅</mo>
              <mstyle mathvariant="bold">
                <mi>b</mi>
              </mstyle>
            </mrow>
          </mrow>
          <mo fence="true" stretchy="false">)</mo>
        </mrow>
        <mo stretchy="false">×</mo>
        <mstyle mathvariant="bold">
          <mi>t</mi>
        </mstyle>
      </mrow>
    </mrow>
    <annotation encoding="StarMath 5.0">bold F_PK = ( bold %sigma cdot bold b) times bold t</annotation>
  </semantics>
</math>
</file>

<file path=Object 5/content.xml><?xml version="1.0" encoding="utf-8"?>
<math xmlns="http://www.w3.org/1998/Math/MathML" display="block">
  <semantics>
    <mrow>
      <mi>v</mi>
      <mo stretchy="false">=</mo>
      <msup>
        <mrow>
          <mo fence="true" stretchy="true">(</mo>
          <mrow>
            <mfrac>
              <mi mathvariant="normal">τ</mi>
              <msub>
                <mi mathvariant="normal">τ</mi>
                <mn>0</mn>
              </msub>
            </mfrac>
          </mrow>
          <mo fence="true" stretchy="true">)</mo>
        </mrow>
        <mi>n</mi>
      </msup>
    </mrow>
    <annotation encoding="StarMath 5.0">v = left( %tau over %tau_0 right)^n </annotation>
  </semantics>
</math>
</file>

<file path=Object 6/content.xml><?xml version="1.0" encoding="utf-8"?>
<math xmlns="http://www.w3.org/1998/Math/MathML" display="block">
  <semantics>
    <mrow>
      <mrow>
        <munder>
          <mo stretchy="false">∮</mo>
          <mi>S</mi>
        </munder>
        <mstyle mathvariant="bold">
          <mi mathvariant="normal">β</mi>
        </mstyle>
      </mrow>
      <mrow/>
      <mi>d</mi>
      <mrow>
        <mstyle mathvariant="bold">
          <mi>s</mi>
        </mstyle>
        <mo stretchy="false">=</mo>
        <mn>0</mn>
      </mrow>
    </mrow>
    <annotation encoding="StarMath 5.0">lint from S bold %beta {}  d bold s = 0</annotation>
  </semantics>
</math>
</file>

<file path=Object 7/content.xml><?xml version="1.0" encoding="utf-8"?>
<math xmlns="http://www.w3.org/1998/Math/MathML" display="block">
  <semantics>
    <mrow>
      <mrow>
        <mi>E</mi>
        <mo stretchy="false">=</mo>
        <mfrac>
          <msup>
            <mi mathvariant="italic">Gb</mi>
            <mn>2</mn>
          </msup>
          <mrow>
            <mn>4</mn>
            <mi mathvariant="normal">π</mi>
          </mrow>
        </mfrac>
      </mrow>
      <mi>ln</mi>
      <mrow>
        <mo fence="true" stretchy="true">(</mo>
        <mrow>
          <mfrac>
            <msub>
              <mi>R</mi>
              <mn>0</mn>
            </msub>
            <msub>
              <mi>r</mi>
              <mi>i</mi>
            </msub>
          </mfrac>
        </mrow>
        <mo fence="true" stretchy="true">)</mo>
      </mrow>
    </mrow>
    <annotation encoding="StarMath 5.0">E = { Gb^2 } over { 4 %pi } ln left ( R_0 over r_i right )</annotation>
  </semantics>
</math>
</file>